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5"/>
          <table:table-cell office:value-type="string" calcext:value-type="string">
            <text:p>Parci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centagem:</text:p>
          </table:table-cell>
          <table:table-cell table:formula="of:=(1/2)^(1/256)" office:value-type="float" office:value="0.99729605608547" calcext:value-type="float">
            <text:p>0,9972960561</text:p>
          </table:table-cell>
          <table:table-cell table:number-columns-repeated="13"/>
          <table:table-cell office:value-type="string" calcext:value-type="string">
            <text:p>250m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750m</text:p>
          </table:table-cell>
          <table:table-cell office:value-type="string" calcext:value-type="string">
            <text:p>1000m</text:p>
          </table:table-cell>
        </table:table-row>
        <table:table-row table:style-name="ro1">
          <table:table-cell office:value-type="string" calcext:value-type="string">
            <text:p>Treino #</text:p>
          </table:table-cell>
          <table:table-cell office:value-type="string" calcext:value-type="string">
            <text:p>Tempo esperado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Tempo real</text:p>
          </table:table-cell>
          <table:table-cell table:number-columns-repeated="3"/>
          <table:table-cell office:value-type="string" calcext:value-type="string">
            <text:p>Diferença do esperado</text:p>
          </table:table-cell>
          <table:table-cell office:value-type="string" calcext:value-type="string">
            <text:p>Segundos por volta (50m)</text:p>
          </table:table-cell>
          <table:table-cell/>
          <table:table-cell office:value-type="string" calcext:value-type="string">
            <text:p>Peso (kg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utos</text:p>
          </table:table-cell>
          <table:table-cell office:value-type="string" calcext:value-type="string">
            <text:p>Segundos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table:formula="of:=FLOOR([.B5]/60)" office:value-type="float" office:value="32" calcext:value-type="float">
            <text:p>32</text:p>
          </table:table-cell>
          <table:table-cell table:formula="of:=FLOOR([.B5]-([.C5]*60))" office:value-type="float" office:value="0" calcext:value-type="float">
            <text:p>0</text:p>
          </table:table-cell>
          <table:table-cell/>
          <table:table-cell office:value-type="string" calcext:value-type="string">
            <text:p>11 de Agosto de 2019</text:p>
          </table:table-cell>
          <table:table-cell office:value-type="float" office:value="1920" calcext:value-type="float">
            <text:p>1920</text:p>
          </table:table-cell>
          <table:table-cell table:formula="of:=FLOOR([.G5]/60)" office:value-type="float" office:value="32" calcext:value-type="float">
            <text:p>32</text:p>
          </table:table-cell>
          <table:table-cell table:formula="of:=FLOOR([.G5]-([.H5]*60))" office:value-type="float" office:value="0" calcext:value-type="float">
            <text:p>0</text:p>
          </table:table-cell>
          <table:table-cell/>
          <table:table-cell table:formula="of:=ROUND([.G5]-[.B5])" office:value-type="float" office:value="0" calcext:value-type="float">
            <text:p>0</text:p>
          </table:table-cell>
          <table:table-cell table:formula="of:=[.G5]/20" office:value-type="float" office:value="96" calcext:value-type="float">
            <text:p>96</text:p>
          </table:table-cell>
          <table:table-cell/>
          <table:table-cell office:value-type="float" office:value="93.2" calcext:value-type="float">
            <text:p>93,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*[.B2]" office:value-type="float" office:value="1914.8084276841" calcext:value-type="float">
            <text:p>1914,8084276841</text:p>
          </table:table-cell>
          <table:table-cell table:formula="of:=FLOOR([.B6]/60)" office:value-type="float" office:value="31" calcext:value-type="float">
            <text:p>31</text:p>
          </table:table-cell>
          <table:table-cell table:formula="of:=FLOOR([.B6]-([.C6]*60))" office:value-type="float" office:value="54" calcext:value-type="float">
            <text:p>54</text:p>
          </table:table-cell>
          <table:table-cell/>
          <table:table-cell office:value-type="string" calcext:value-type="string">
            <text:p>14 de Agosto de 2019</text:p>
          </table:table-cell>
          <table:table-cell table:formula="of:=[.H6]*60+[.I6]" office:value-type="float" office:value="1846" calcext:value-type="float">
            <text:p>184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G6]-[.B6])" office:value-type="float" office:value="-69" calcext:value-type="float">
            <text:p>-69</text:p>
          </table:table-cell>
          <table:table-cell table:formula="of:=[.G6]/20" office:value-type="float" office:value="92.3" calcext:value-type="float">
            <text:p>92,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*[.$B$2]" office:value-type="float" office:value="1909.63089308858" calcext:value-type="float">
            <text:p>1909,6308930886</text:p>
          </table:table-cell>
          <table:table-cell table:formula="of:=FLOOR([.B7]/60)" office:value-type="float" office:value="31" calcext:value-type="float">
            <text:p>31</text:p>
          </table:table-cell>
          <table:table-cell table:formula="of:=FLOOR([.B7]-([.C7]*60))" office:value-type="float" office:value="49" calcext:value-type="float">
            <text:p>49</text:p>
          </table:table-cell>
          <table:table-cell/>
          <table:table-cell office:value-type="string" calcext:value-type="string">
            <text:p>28 de Agosto de 2019</text:p>
          </table:table-cell>
          <table:table-cell table:formula="of:=[.H7]*60+[.I7]" office:value-type="float" office:value="1790" calcext:value-type="float">
            <text:p>179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ROUND([.G7]-[.B7])" office:value-type="float" office:value="-120" calcext:value-type="float">
            <text:p>-120</text:p>
          </table:table-cell>
          <table:table-cell table:formula="of:=[.G7]/20" office:value-type="float" office:value="89.5" calcext:value-type="float">
            <text:p>89,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[.$B$2]" office:value-type="float" office:value="1904.46735825621" calcext:value-type="float">
            <text:p>1904,4673582562</text:p>
          </table:table-cell>
          <table:table-cell table:formula="of:=FLOOR([.B8]/60)" office:value-type="float" office:value="31" calcext:value-type="float">
            <text:p>31</text:p>
          </table:table-cell>
          <table:table-cell table:formula="of:=FLOOR([.B8]-([.C8]*60))" office:value-type="float" office:value="44" calcext:value-type="float">
            <text:p>44</text:p>
          </table:table-cell>
          <table:table-cell/>
          <table:table-cell office:value-type="string" calcext:value-type="string">
            <text:p>30 de Agosto de 2019</text:p>
          </table:table-cell>
          <table:table-cell table:formula="of:=[.H8]*60+[.I8]" office:value-type="float" office:value="1729" calcext:value-type="float">
            <text:p>172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ROUND([.G8]-[.B8])" office:value-type="float" office:value="-175" calcext:value-type="float">
            <text:p>-175</text:p>
          </table:table-cell>
          <table:table-cell table:formula="of:=[.G8]/20" office:value-type="float" office:value="86.45" calcext:value-type="float">
            <text:p>86,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[.$B$2]" office:value-type="float" office:value="1899.31778533243" calcext:value-type="float">
            <text:p>1899,3177853324</text:p>
          </table:table-cell>
          <table:table-cell table:formula="of:=FLOOR([.B9]/60)" office:value-type="float" office:value="31" calcext:value-type="float">
            <text:p>31</text:p>
          </table:table-cell>
          <table:table-cell table:formula="of:=FLOOR([.B9]-([.C9]*60))" office:value-type="float" office:value="39" calcext:value-type="float">
            <text:p>39</text:p>
          </table:table-cell>
          <table:table-cell/>
          <table:table-cell office:value-type="string" calcext:value-type="string">
            <text:p>04 de Setembro de 2019</text:p>
          </table:table-cell>
          <table:table-cell table:formula="of:=[.H9]*60+[.I9]" office:value-type="float" office:value="1710" calcext:value-type="float">
            <text:p>17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[.G9]-[.B9])" office:value-type="float" office:value="-189" calcext:value-type="float">
            <text:p>-189</text:p>
          </table:table-cell>
          <table:table-cell table:formula="of:=[.G9]/20" office:value-type="float" office:value="85.5" calcext:value-type="float">
            <text:p>85,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[.$B$2]" office:value-type="float" office:value="1894.18213656503" calcext:value-type="float">
            <text:p>1894,182136565</text:p>
          </table:table-cell>
          <table:table-cell table:formula="of:=FLOOR([.B10]/60)" office:value-type="float" office:value="31" calcext:value-type="float">
            <text:p>31</text:p>
          </table:table-cell>
          <table:table-cell table:formula="of:=FLOOR([.B10]-([.C10]*60))" office:value-type="float" office:value="34" calcext:value-type="float">
            <text:p>34</text:p>
          </table:table-cell>
          <table:table-cell/>
          <table:table-cell office:value-type="string" calcext:value-type="string">
            <text:p>05 de Setembro de 2019</text:p>
          </table:table-cell>
          <table:table-cell table:formula="of:=[.H10]*60+[.I10]" office:value-type="float" office:value="1651" calcext:value-type="float">
            <text:p>165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ROUND([.G10]-[.B10])" office:value-type="float" office:value="-243" calcext:value-type="float">
            <text:p>-243</text:p>
          </table:table-cell>
          <table:table-cell table:formula="of:=[.G10]/20" office:value-type="float" office:value="82.55" calcext:value-type="float">
            <text:p>82,55</text:p>
          </table:table-cell>
          <table:table-cell/>
          <table:table-cell office:value-type="float" office:value="92.8" calcext:value-type="float">
            <text:p>92,8</text:p>
          </table:table-cell>
          <table:table-cell/>
          <table:table-cell office:value-type="string" calcext:value-type="string">
            <text:p>06’27,26’</text:p>
          </table:table-cell>
          <table:table-cell office:value-type="string" calcext:value-type="string">
            <text:p>13’25,99’</text:p>
          </table:table-cell>
          <table:table-cell office:value-type="string" calcext:value-type="string">
            <text:p>20’45,99’</text:p>
          </table:table-cell>
          <table:table-cell office:value-type="string" calcext:value-type="string">
            <text:p>27’31,19’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[.$B$2]" office:value-type="float" office:value="1889.06037430385" calcext:value-type="float">
            <text:p>1889,0603743039</text:p>
          </table:table-cell>
          <table:table-cell table:formula="of:=FLOOR([.B11]/60)" office:value-type="float" office:value="31" calcext:value-type="float">
            <text:p>31</text:p>
          </table:table-cell>
          <table:table-cell table:formula="of:=FLOOR([.B11]-([.C11]*60))" office:value-type="float" office:value="29" calcext:value-type="float">
            <text:p>29</text:p>
          </table:table-cell>
          <table:table-cell/>
          <table:table-cell office:value-type="string" calcext:value-type="string">
            <text:p>17 de Outubro de 2019</text:p>
          </table:table-cell>
          <table:table-cell table:formula="of:=[.H11]*60+[.I11]"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G11]-[.B11])" office:value-type="float" office:value="-89" calcext:value-type="float">
            <text:p>-89</text:p>
          </table:table-cell>
          <table:table-cell table:formula="of:=[.G11]/20" office:value-type="float" office:value="90" calcext:value-type="float">
            <text:p>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[.$B$2]" office:value-type="float" office:value="1883.95246100057" calcext:value-type="float">
            <text:p>1883,9524610006</text:p>
          </table:table-cell>
          <table:table-cell table:formula="of:=FLOOR([.B12]/60)" office:value-type="float" office:value="31" calcext:value-type="float">
            <text:p>31</text:p>
          </table:table-cell>
          <table:table-cell table:formula="of:=FLOOR([.B12]-([.C12]*60))" office:value-type="float" office:value="23" calcext:value-type="float">
            <text:p>23</text:p>
          </table:table-cell>
          <table:table-cell/>
          <table:table-cell office:value-type="string" calcext:value-type="string">
            <text:p>25 de Outubro de 2019</text:p>
          </table:table-cell>
          <table:table-cell table:formula="of:=[.H12]*60+[.I12]" office:value-type="float" office:value="1770" calcext:value-type="float">
            <text:p>177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[.G12]-[.B12])" office:value-type="float" office:value="-114" calcext:value-type="float">
            <text:p>-114</text:p>
          </table:table-cell>
          <table:table-cell table:formula="of:=[.G12]/20" office:value-type="float" office:value="88.5" calcext:value-type="float">
            <text:p>88,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[.$B$2]" office:value-type="float" office:value="1878.85835920838" calcext:value-type="float">
            <text:p>1878,8583592084</text:p>
          </table:table-cell>
          <table:table-cell table:formula="of:=FLOOR([.B13]/60)" office:value-type="float" office:value="31" calcext:value-type="float">
            <text:p>31</text:p>
          </table:table-cell>
          <table:table-cell table:formula="of:=FLOOR([.B13]-([.C13]*60))" office:value-type="float" office:value="18" calcext:value-type="float">
            <text:p>18</text:p>
          </table:table-cell>
          <table:table-cell table:number-columns-repeated="2"/>
          <table:table-cell table:formula="of:=[.H13]*60+[.I13]" office:value-type="float" office:value="0" calcext:value-type="float">
            <text:p>0</text:p>
          </table:table-cell>
          <table:table-cell table:number-columns-repeated="3"/>
          <table:table-cell table:formula="of:=ROUND([.G13]-[.B13])" office:value-type="float" office:value="-1879" calcext:value-type="float">
            <text:p>-1879</text:p>
          </table:table-cell>
          <table:table-cell table:formula="of:=[.G13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[.$B$2]" office:value-type="float" office:value="1873.77803158174" calcext:value-type="float">
            <text:p>1873,7780315817</text:p>
          </table:table-cell>
          <table:table-cell table:formula="of:=FLOOR([.B14]/60)" office:value-type="float" office:value="31" calcext:value-type="float">
            <text:p>31</text:p>
          </table:table-cell>
          <table:table-cell table:formula="of:=FLOOR([.B14]-([.C14]*60))" office:value-type="float" office:value="13" calcext:value-type="float">
            <text:p>13</text:p>
          </table:table-cell>
          <table:table-cell table:number-columns-repeated="2"/>
          <table:table-cell table:formula="of:=[.H14]*60+[.I14]" office:value-type="float" office:value="0" calcext:value-type="float">
            <text:p>0</text:p>
          </table:table-cell>
          <table:table-cell table:number-columns-repeated="3"/>
          <table:table-cell table:formula="of:=ROUND([.G14]-[.B14])" office:value-type="float" office:value="-1874" calcext:value-type="float">
            <text:p>-1874</text:p>
          </table:table-cell>
          <table:table-cell table:formula="of:=[.G14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[.$B$2]" office:value-type="float" office:value="1868.71144087606" calcext:value-type="float">
            <text:p>1868,7114408761</text:p>
          </table:table-cell>
          <table:table-cell table:formula="of:=FLOOR([.B15]/60)" office:value-type="float" office:value="31" calcext:value-type="float">
            <text:p>31</text:p>
          </table:table-cell>
          <table:table-cell table:formula="of:=FLOOR([.B15]-([.C15]*60))" office:value-type="float" office:value="8" calcext:value-type="float">
            <text:p>8</text:p>
          </table:table-cell>
          <table:table-cell table:number-columns-repeated="2"/>
          <table:table-cell table:formula="of:=[.H15]*60+[.I15]" office:value-type="float" office:value="0" calcext:value-type="float">
            <text:p>0</text:p>
          </table:table-cell>
          <table:table-cell table:number-columns-repeated="3"/>
          <table:table-cell table:formula="of:=ROUND([.G15]-[.B15])" office:value-type="float" office:value="-1869" calcext:value-type="float">
            <text:p>-1869</text:p>
          </table:table-cell>
          <table:table-cell table:formula="of:=[.G15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[.$B$2]" office:value-type="float" office:value="1863.65854994749" calcext:value-type="float">
            <text:p>1863,6585499475</text:p>
          </table:table-cell>
          <table:table-cell table:formula="of:=FLOOR([.B16]/60)" office:value-type="float" office:value="31" calcext:value-type="float">
            <text:p>31</text:p>
          </table:table-cell>
          <table:table-cell table:formula="of:=FLOOR([.B16]-([.C16]*60))" office:value-type="float" office:value="3" calcext:value-type="float">
            <text:p>3</text:p>
          </table:table-cell>
          <table:table-cell table:number-columns-repeated="2"/>
          <table:table-cell table:formula="of:=[.H16]*60+[.I16]" office:value-type="float" office:value="0" calcext:value-type="float">
            <text:p>0</text:p>
          </table:table-cell>
          <table:table-cell table:number-columns-repeated="3"/>
          <table:table-cell table:formula="of:=ROUND([.G16]-[.B16])" office:value-type="float" office:value="-1864" calcext:value-type="float">
            <text:p>-1864</text:p>
          </table:table-cell>
          <table:table-cell table:formula="of:=[.G16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[.$B$2]" office:value-type="float" office:value="1858.6193217526" calcext:value-type="float">
            <text:p>1858,6193217526</text:p>
          </table:table-cell>
          <table:table-cell table:formula="of:=FLOOR([.B17]/60)" office:value-type="float" office:value="30" calcext:value-type="float">
            <text:p>30</text:p>
          </table:table-cell>
          <table:table-cell table:formula="of:=FLOOR([.B17]-([.C17]*60))" office:value-type="float" office:value="58" calcext:value-type="float">
            <text:p>58</text:p>
          </table:table-cell>
          <table:table-cell table:number-columns-repeated="2"/>
          <table:table-cell table:formula="of:=[.H17]*60+[.I17]" office:value-type="float" office:value="0" calcext:value-type="float">
            <text:p>0</text:p>
          </table:table-cell>
          <table:table-cell table:number-columns-repeated="3"/>
          <table:table-cell table:formula="of:=ROUND([.G17]-[.B17])" office:value-type="float" office:value="-1859" calcext:value-type="float">
            <text:p>-1859</text:p>
          </table:table-cell>
          <table:table-cell table:formula="of:=[.G17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[.$B$2]" office:value-type="float" office:value="1853.59371934812" calcext:value-type="float">
            <text:p>1853,5937193481</text:p>
          </table:table-cell>
          <table:table-cell table:formula="of:=FLOOR([.B18]/60)" office:value-type="float" office:value="30" calcext:value-type="float">
            <text:p>30</text:p>
          </table:table-cell>
          <table:table-cell table:formula="of:=FLOOR([.B18]-([.C18]*60))" office:value-type="float" office:value="53" calcext:value-type="float">
            <text:p>53</text:p>
          </table:table-cell>
          <table:table-cell table:number-columns-repeated="2"/>
          <table:table-cell table:formula="of:=[.H18]*60+[.I18]" office:value-type="float" office:value="0" calcext:value-type="float">
            <text:p>0</text:p>
          </table:table-cell>
          <table:table-cell table:number-columns-repeated="3"/>
          <table:table-cell table:formula="of:=ROUND([.G18]-[.B18])" office:value-type="float" office:value="-1854" calcext:value-type="float">
            <text:p>-1854</text:p>
          </table:table-cell>
          <table:table-cell table:formula="of:=[.G18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[.$B$2]" office:value-type="float" office:value="1848.58170589068" calcext:value-type="float">
            <text:p>1848,5817058907</text:p>
          </table:table-cell>
          <table:table-cell table:formula="of:=FLOOR([.B19]/60)" office:value-type="float" office:value="30" calcext:value-type="float">
            <text:p>30</text:p>
          </table:table-cell>
          <table:table-cell table:formula="of:=FLOOR([.B19]-([.C19]*60))" office:value-type="float" office:value="48" calcext:value-type="float">
            <text:p>48</text:p>
          </table:table-cell>
          <table:table-cell table:number-columns-repeated="2"/>
          <table:table-cell table:formula="of:=[.H19]*60+[.I19]" office:value-type="float" office:value="0" calcext:value-type="float">
            <text:p>0</text:p>
          </table:table-cell>
          <table:table-cell table:number-columns-repeated="3"/>
          <table:table-cell table:formula="of:=ROUND([.G19]-[.B19])" office:value-type="float" office:value="-1849" calcext:value-type="float">
            <text:p>-1849</text:p>
          </table:table-cell>
          <table:table-cell table:formula="of:=[.G19]/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[.$B$2]" office:value-type="float" office:value="1843.58324463653" calcext:value-type="float">
            <text:p>1843,5832446365</text:p>
          </table:table-cell>
          <table:table-cell table:formula="of:=FLOOR([.B20]/60)" office:value-type="float" office:value="30" calcext:value-type="float">
            <text:p>30</text:p>
          </table:table-cell>
          <table:table-cell table:formula="of:=FLOOR([.B20]-([.C20]*60))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*[.$B$2]" office:value-type="float" office:value="1838.59829894126" calcext:value-type="float">
            <text:p>1838,5982989413</text:p>
          </table:table-cell>
          <table:table-cell table:formula="of:=FLOOR([.B21]/60)" office:value-type="float" office:value="30" calcext:value-type="float">
            <text:p>30</text:p>
          </table:table-cell>
          <table:table-cell table:formula="of:=FLOOR([.B21]-([.C21]*60))"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*[.$B$2]" office:value-type="float" office:value="1833.62683225957" calcext:value-type="float">
            <text:p>1833,6268322596</text:p>
          </table:table-cell>
          <table:table-cell table:formula="of:=FLOOR([.B22]/60)" office:value-type="float" office:value="30" calcext:value-type="float">
            <text:p>30</text:p>
          </table:table-cell>
          <table:table-cell table:formula="of:=FLOOR([.B22]-([.C22]*60))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*[.$B$2]" office:value-type="float" office:value="1828.66880814497" calcext:value-type="float">
            <text:p>1828,668808145</text:p>
          </table:table-cell>
          <table:table-cell table:formula="of:=FLOOR([.B23]/60)" office:value-type="float" office:value="30" calcext:value-type="float">
            <text:p>30</text:p>
          </table:table-cell>
          <table:table-cell table:formula="of:=FLOOR([.B23]-([.C23]*60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*[.$B$2]" office:value-type="float" office:value="1823.72419024949" calcext:value-type="float">
            <text:p>1823,7241902495</text:p>
          </table:table-cell>
          <table:table-cell table:formula="of:=FLOOR([.B24]/60)" office:value-type="float" office:value="30" calcext:value-type="float">
            <text:p>30</text:p>
          </table:table-cell>
          <table:table-cell table:formula="of:=FLOOR([.B24]-([.C24]*60))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*[.$B$2]" office:value-type="float" office:value="1818.79294232349" calcext:value-type="float">
            <text:p>1818,7929423235</text:p>
          </table:table-cell>
          <table:table-cell table:formula="of:=FLOOR([.B25]/60)" office:value-type="float" office:value="30" calcext:value-type="float">
            <text:p>30</text:p>
          </table:table-cell>
          <table:table-cell table:formula="of:=FLOOR([.B25]-([.C25]*60))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5]*[.$B$2]" office:value-type="float" office:value="1813.8750282153" calcext:value-type="float">
            <text:p>1813,8750282153</text:p>
          </table:table-cell>
          <table:table-cell table:formula="of:=FLOOR([.B26]/60)" office:value-type="float" office:value="30" calcext:value-type="float">
            <text:p>30</text:p>
          </table:table-cell>
          <table:table-cell table:formula="of:=FLOOR([.B26]-([.C26]*60))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6]*[.$B$2]" office:value-type="float" office:value="1808.97041187104" calcext:value-type="float">
            <text:p>1808,970411871</text:p>
          </table:table-cell>
          <table:table-cell table:formula="of:=FLOOR([.B27]/60)" office:value-type="float" office:value="30" calcext:value-type="float">
            <text:p>30</text:p>
          </table:table-cell>
          <table:table-cell table:formula="of:=FLOOR([.B27]-([.C27]*60)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7]*[.$B$2]" office:value-type="float" office:value="1804.0790573343" calcext:value-type="float">
            <text:p>1804,0790573343</text:p>
          </table:table-cell>
          <table:table-cell table:formula="of:=FLOOR([.B28]/60)" office:value-type="float" office:value="30" calcext:value-type="float">
            <text:p>30</text:p>
          </table:table-cell>
          <table:table-cell table:formula="of:=FLOOR([.B28]-([.C28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8]*[.$B$2]" office:value-type="float" office:value="1799.20092874589" calcext:value-type="float">
            <text:p>1799,2009287459</text:p>
          </table:table-cell>
          <table:table-cell table:formula="of:=FLOOR([.B29]/60)" office:value-type="float" office:value="29" calcext:value-type="float">
            <text:p>29</text:p>
          </table:table-cell>
          <table:table-cell table:formula="of:=FLOOR([.B29]-([.C29]*60))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9]*[.$B$2]" office:value-type="float" office:value="1794.33599034359" calcext:value-type="float">
            <text:p>1794,3359903436</text:p>
          </table:table-cell>
          <table:table-cell table:formula="of:=FLOOR([.B30]/60)" office:value-type="float" office:value="29" calcext:value-type="float">
            <text:p>29</text:p>
          </table:table-cell>
          <table:table-cell table:formula="of:=FLOOR([.B30]-([.C30]*60))"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0]*[.$B$2]" office:value-type="float" office:value="1789.48420646188" calcext:value-type="float">
            <text:p>1789,4842064619</text:p>
          </table:table-cell>
          <table:table-cell table:formula="of:=FLOOR([.B31]/60)" office:value-type="float" office:value="29" calcext:value-type="float">
            <text:p>29</text:p>
          </table:table-cell>
          <table:table-cell table:formula="of:=FLOOR([.B31]-([.C31]*60))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1]*[.$B$2]" office:value-type="float" office:value="1784.64554153167" calcext:value-type="float">
            <text:p>1784,6455415317</text:p>
          </table:table-cell>
          <table:table-cell table:formula="of:=FLOOR([.B32]/60)" office:value-type="float" office:value="29" calcext:value-type="float">
            <text:p>29</text:p>
          </table:table-cell>
          <table:table-cell table:formula="of:=FLOOR([.B32]-([.C32]*60))"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]*[.$B$2]" office:value-type="float" office:value="1779.81996008005" calcext:value-type="float">
            <text:p>1779,8199600801</text:p>
          </table:table-cell>
          <table:table-cell table:formula="of:=FLOOR([.B33]/60)" office:value-type="float" office:value="29" calcext:value-type="float">
            <text:p>29</text:p>
          </table:table-cell>
          <table:table-cell table:formula="of:=FLOOR([.B33]-([.C33]*60))"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]*[.$B$2]" office:value-type="float" office:value="1775.00742673003" calcext:value-type="float">
            <text:p>1775,00742673</text:p>
          </table:table-cell>
          <table:table-cell table:formula="of:=FLOOR([.B34]/60)" office:value-type="float" office:value="29" calcext:value-type="float">
            <text:p>29</text:p>
          </table:table-cell>
          <table:table-cell table:formula="of:=FLOOR([.B34]-([.C34]*60))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*[.$B$2]" office:value-type="float" office:value="1770.20790620028" calcext:value-type="float">
            <text:p>1770,2079062003</text:p>
          </table:table-cell>
          <table:table-cell table:formula="of:=FLOOR([.B35]/60)" office:value-type="float" office:value="29" calcext:value-type="float">
            <text:p>29</text:p>
          </table:table-cell>
          <table:table-cell table:formula="of:=FLOOR([.B35]-([.C35]*60))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5]*[.$B$2]" office:value-type="float" office:value="1765.42136330486" calcext:value-type="float">
            <text:p>1765,4213633049</text:p>
          </table:table-cell>
          <table:table-cell table:formula="of:=FLOOR([.B36]/60)" office:value-type="float" office:value="29" calcext:value-type="float">
            <text:p>29</text:p>
          </table:table-cell>
          <table:table-cell table:formula="of:=FLOOR([.B36]-([.C36]*60))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6]*[.$B$2]" office:value-type="float" office:value="1760.64776295297" calcext:value-type="float">
            <text:p>1760,647762953</text:p>
          </table:table-cell>
          <table:table-cell table:formula="of:=FLOOR([.B37]/60)" office:value-type="float" office:value="29" calcext:value-type="float">
            <text:p>29</text:p>
          </table:table-cell>
          <table:table-cell table:formula="of:=FLOOR([.B37]-([.C37]*60))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7]*[.$B$2]" office:value-type="float" office:value="1755.8870701487" calcext:value-type="float">
            <text:p>1755,8870701487</text:p>
          </table:table-cell>
          <table:table-cell table:formula="of:=FLOOR([.B38]/60)" office:value-type="float" office:value="29" calcext:value-type="float">
            <text:p>29</text:p>
          </table:table-cell>
          <table:table-cell table:formula="of:=FLOOR([.B38]-([.C38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8]*[.$B$2]" office:value-type="float" office:value="1751.13924999077" calcext:value-type="float">
            <text:p>1751,1392499908</text:p>
          </table:table-cell>
          <table:table-cell table:formula="of:=FLOOR([.B39]/60)" office:value-type="float" office:value="29" calcext:value-type="float">
            <text:p>29</text:p>
          </table:table-cell>
          <table:table-cell table:formula="of:=FLOOR([.B39]-([.C39]*60))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9]*[.$B$2]" office:value-type="float" office:value="1746.40426767226" calcext:value-type="float">
            <text:p>1746,4042676723</text:p>
          </table:table-cell>
          <table:table-cell table:formula="of:=FLOOR([.B40]/60)" office:value-type="float" office:value="29" calcext:value-type="float">
            <text:p>29</text:p>
          </table:table-cell>
          <table:table-cell table:formula="of:=FLOOR([.B40]-([.C40]*60))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0]*[.$B$2]" office:value-type="float" office:value="1741.68208848038" calcext:value-type="float">
            <text:p>1741,6820884804</text:p>
          </table:table-cell>
          <table:table-cell table:formula="of:=FLOOR([.B41]/60)" office:value-type="float" office:value="29" calcext:value-type="float">
            <text:p>29</text:p>
          </table:table-cell>
          <table:table-cell table:formula="of:=FLOOR([.B41]-([.C41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1]*[.$B$2]" office:value-type="float" office:value="1736.97267779619" calcext:value-type="float">
            <text:p>1736,9726777962</text:p>
          </table:table-cell>
          <table:table-cell table:formula="of:=FLOOR([.B42]/60)" office:value-type="float" office:value="28" calcext:value-type="float">
            <text:p>28</text:p>
          </table:table-cell>
          <table:table-cell table:formula="of:=FLOOR([.B42]-([.C42]*60))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2]*[.$B$2]" office:value-type="float" office:value="1732.27600109436" calcext:value-type="float">
            <text:p>1732,2760010944</text:p>
          </table:table-cell>
          <table:table-cell table:formula="of:=FLOOR([.B43]/60)" office:value-type="float" office:value="28" calcext:value-type="float">
            <text:p>28</text:p>
          </table:table-cell>
          <table:table-cell table:formula="of:=FLOOR([.B43]-([.C43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3]*[.$B$2]" office:value-type="float" office:value="1727.59202394291" calcext:value-type="float">
            <text:p>1727,5920239429</text:p>
          </table:table-cell>
          <table:table-cell table:formula="of:=FLOOR([.B44]/60)" office:value-type="float" office:value="28" calcext:value-type="float">
            <text:p>28</text:p>
          </table:table-cell>
          <table:table-cell table:formula="of:=FLOOR([.B44]-([.C44]*60))"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4]*[.$B$2]" office:value-type="float" office:value="1722.92071200298" calcext:value-type="float">
            <text:p>1722,920712003</text:p>
          </table:table-cell>
          <table:table-cell table:formula="of:=FLOOR([.B45]/60)" office:value-type="float" office:value="28" calcext:value-type="float">
            <text:p>28</text:p>
          </table:table-cell>
          <table:table-cell table:formula="of:=FLOOR([.B45]-([.C45]*60))"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5]*[.$B$2]" office:value-type="float" office:value="1718.26203102854" calcext:value-type="float">
            <text:p>1718,2620310286</text:p>
          </table:table-cell>
          <table:table-cell table:formula="of:=FLOOR([.B46]/60)" office:value-type="float" office:value="28" calcext:value-type="float">
            <text:p>28</text:p>
          </table:table-cell>
          <table:table-cell table:formula="of:=FLOOR([.B46]-([.C46]*60))"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]*[.$B$2]" office:value-type="float" office:value="1713.61594686618" calcext:value-type="float">
            <text:p>1713,6159468662</text:p>
          </table:table-cell>
          <table:table-cell table:formula="of:=FLOOR([.B47]/60)" office:value-type="float" office:value="28" calcext:value-type="float">
            <text:p>28</text:p>
          </table:table-cell>
          <table:table-cell table:formula="of:=FLOOR([.B47]-([.C47]*60))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]*[.$B$2]" office:value-type="float" office:value="1708.98242545481" calcext:value-type="float">
            <text:p>1708,9824254548</text:p>
          </table:table-cell>
          <table:table-cell table:formula="of:=FLOOR([.B48]/60)" office:value-type="float" office:value="28" calcext:value-type="float">
            <text:p>28</text:p>
          </table:table-cell>
          <table:table-cell table:formula="of:=FLOOR([.B48]-([.C48]*60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8]*[.$B$2]" office:value-type="float" office:value="1704.36143282546" calcext:value-type="float">
            <text:p>1704,3614328255</text:p>
          </table:table-cell>
          <table:table-cell table:formula="of:=FLOOR([.B49]/60)" office:value-type="float" office:value="28" calcext:value-type="float">
            <text:p>28</text:p>
          </table:table-cell>
          <table:table-cell table:formula="of:=FLOOR([.B49]-([.C49]*60)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9]*[.$B$2]" office:value-type="float" office:value="1699.75293510101" calcext:value-type="float">
            <text:p>1699,752935101</text:p>
          </table:table-cell>
          <table:table-cell table:formula="of:=FLOOR([.B50]/60)" office:value-type="float" office:value="28" calcext:value-type="float">
            <text:p>28</text:p>
          </table:table-cell>
          <table:table-cell table:formula="of:=FLOOR([.B50]-([.C50]*60))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0]*[.$B$2]" office:value-type="float" office:value="1695.15689849594" calcext:value-type="float">
            <text:p>1695,156898496</text:p>
          </table:table-cell>
          <table:table-cell table:formula="of:=FLOOR([.B51]/60)" office:value-type="float" office:value="28" calcext:value-type="float">
            <text:p>28</text:p>
          </table:table-cell>
          <table:table-cell table:formula="of:=FLOOR([.B51]-([.C51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1]*[.$B$2]" office:value-type="float" office:value="1690.57328931608" calcext:value-type="float">
            <text:p>1690,5732893161</text:p>
          </table:table-cell>
          <table:table-cell table:formula="of:=FLOOR([.B52]/60)" office:value-type="float" office:value="28" calcext:value-type="float">
            <text:p>28</text:p>
          </table:table-cell>
          <table:table-cell table:formula="of:=FLOOR([.B52]-([.C52]*60))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2]*[.$B$2]" office:value-type="float" office:value="1686.00207395837" calcext:value-type="float">
            <text:p>1686,0020739584</text:p>
          </table:table-cell>
          <table:table-cell table:formula="of:=FLOOR([.B53]/60)" office:value-type="float" office:value="28" calcext:value-type="float">
            <text:p>28</text:p>
          </table:table-cell>
          <table:table-cell table:formula="of:=FLOOR([.B53]-([.C53]*60))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3]*[.$B$2]" office:value-type="float" office:value="1681.4432189106" calcext:value-type="float">
            <text:p>1681,4432189106</text:p>
          </table:table-cell>
          <table:table-cell table:formula="of:=FLOOR([.B54]/60)" office:value-type="float" office:value="28" calcext:value-type="float">
            <text:p>28</text:p>
          </table:table-cell>
          <table:table-cell table:formula="of:=FLOOR([.B54]-([.C54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4]*[.$B$2]" office:value-type="float" office:value="1676.8966907512" calcext:value-type="float">
            <text:p>1676,8966907512</text:p>
          </table:table-cell>
          <table:table-cell table:formula="of:=FLOOR([.B55]/60)" office:value-type="float" office:value="27" calcext:value-type="float">
            <text:p>27</text:p>
          </table:table-cell>
          <table:table-cell table:formula="of:=FLOOR([.B55]-([.C55]*60))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5]*[.$B$2]" office:value-type="float" office:value="1672.36245614895" calcext:value-type="float">
            <text:p>1672,362456149</text:p>
          </table:table-cell>
          <table:table-cell table:formula="of:=FLOOR([.B56]/60)" office:value-type="float" office:value="27" calcext:value-type="float">
            <text:p>27</text:p>
          </table:table-cell>
          <table:table-cell table:formula="of:=FLOOR([.B56]-([.C56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6]*[.$B$2]" office:value-type="float" office:value="1667.84048186276" calcext:value-type="float">
            <text:p>1667,8404818628</text:p>
          </table:table-cell>
          <table:table-cell table:formula="of:=FLOOR([.B57]/60)" office:value-type="float" office:value="27" calcext:value-type="float">
            <text:p>27</text:p>
          </table:table-cell>
          <table:table-cell table:formula="of:=FLOOR([.B57]-([.C57]*60))"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7]*[.$B$2]" office:value-type="float" office:value="1663.33073474142" calcext:value-type="float">
            <text:p>1663,3307347414</text:p>
          </table:table-cell>
          <table:table-cell table:formula="of:=FLOOR([.B58]/60)" office:value-type="float" office:value="27" calcext:value-type="float">
            <text:p>27</text:p>
          </table:table-cell>
          <table:table-cell table:formula="of:=FLOOR([.B58]-([.C58]*60))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8]*[.$B$2]" office:value-type="float" office:value="1658.83318172336" calcext:value-type="float">
            <text:p>1658,8331817234</text:p>
          </table:table-cell>
          <table:table-cell table:formula="of:=FLOOR([.B59]/60)" office:value-type="float" office:value="27" calcext:value-type="float">
            <text:p>27</text:p>
          </table:table-cell>
          <table:table-cell table:formula="of:=FLOOR([.B59]-([.C59]*60))"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9]*[.$B$2]" office:value-type="float" office:value="1654.34778983642" calcext:value-type="float">
            <text:p>1654,3477898364</text:p>
          </table:table-cell>
          <table:table-cell table:formula="of:=FLOOR([.B60]/60)" office:value-type="float" office:value="27" calcext:value-type="float">
            <text:p>27</text:p>
          </table:table-cell>
          <table:table-cell table:formula="of:=FLOOR([.B60]-([.C60]*60))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0]*[.$B$2]" office:value-type="float" office:value="1649.87452619758" calcext:value-type="float">
            <text:p>1649,8745261976</text:p>
          </table:table-cell>
          <table:table-cell table:formula="of:=FLOOR([.B61]/60)" office:value-type="float" office:value="27" calcext:value-type="float">
            <text:p>27</text:p>
          </table:table-cell>
          <table:table-cell table:formula="of:=FLOOR([.B61]-([.C61]*60))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1]*[.$B$2]" office:value-type="float" office:value="1645.41335801273" calcext:value-type="float">
            <text:p>1645,4133580127</text:p>
          </table:table-cell>
          <table:table-cell table:formula="of:=FLOOR([.B62]/60)" office:value-type="float" office:value="27" calcext:value-type="float">
            <text:p>27</text:p>
          </table:table-cell>
          <table:table-cell table:formula="of:=FLOOR([.B62]-([.C62]*60))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2]*[.$B$2]" office:value-type="float" office:value="1640.96425257644" calcext:value-type="float">
            <text:p>1640,9642525765</text:p>
          </table:table-cell>
          <table:table-cell table:formula="of:=FLOOR([.B63]/60)" office:value-type="float" office:value="27" calcext:value-type="float">
            <text:p>27</text:p>
          </table:table-cell>
          <table:table-cell table:formula="of:=FLOOR([.B63]-([.C63]*60))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3]*[.$B$2]" office:value-type="float" office:value="1636.52717727173" calcext:value-type="float">
            <text:p>1636,5271772717</text:p>
          </table:table-cell>
          <table:table-cell table:formula="of:=FLOOR([.B64]/60)" office:value-type="float" office:value="27" calcext:value-type="float">
            <text:p>27</text:p>
          </table:table-cell>
          <table:table-cell table:formula="of:=FLOOR([.B64]-([.C64]*60))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4]*[.$B$2]" office:value-type="float" office:value="1632.10209956978" calcext:value-type="float">
            <text:p>1632,1020995698</text:p>
          </table:table-cell>
          <table:table-cell table:formula="of:=FLOOR([.B65]/60)" office:value-type="float" office:value="27" calcext:value-type="float">
            <text:p>27</text:p>
          </table:table-cell>
          <table:table-cell table:formula="of:=FLOOR([.B65]-([.C65]*60))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5]*[.$B$2]" office:value-type="float" office:value="1627.68898702976" calcext:value-type="float">
            <text:p>1627,6889870298</text:p>
          </table:table-cell>
          <table:table-cell table:formula="of:=FLOOR([.B66]/60)" office:value-type="float" office:value="27" calcext:value-type="float">
            <text:p>27</text:p>
          </table:table-cell>
          <table:table-cell table:formula="of:=FLOOR([.B66]-([.C66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6]*[.$B$2]" office:value-type="float" office:value="1623.28780729853" calcext:value-type="float">
            <text:p>1623,2878072985</text:p>
          </table:table-cell>
          <table:table-cell table:formula="of:=FLOOR([.B67]/60)" office:value-type="float" office:value="27" calcext:value-type="float">
            <text:p>27</text:p>
          </table:table-cell>
          <table:table-cell table:formula="of:=FLOOR([.B67]-([.C67]*60)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7]*[.$B$2]" office:value-type="float" office:value="1618.89852811046" calcext:value-type="float">
            <text:p>1618,8985281105</text:p>
          </table:table-cell>
          <table:table-cell table:formula="of:=FLOOR([.B68]/60)" office:value-type="float" office:value="26" calcext:value-type="float">
            <text:p>26</text:p>
          </table:table-cell>
          <table:table-cell table:formula="of:=FLOOR([.B68]-([.C68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8]*[.$B$2]" office:value-type="float" office:value="1614.52111728713" calcext:value-type="float">
            <text:p>1614,5211172871</text:p>
          </table:table-cell>
          <table:table-cell table:formula="of:=FLOOR([.B69]/60)" office:value-type="float" office:value="26" calcext:value-type="float">
            <text:p>26</text:p>
          </table:table-cell>
          <table:table-cell table:formula="of:=FLOOR([.B69]-([.C69]*60))"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9]*[.$B$2]" office:value-type="float" office:value="1610.15554273716" calcext:value-type="float">
            <text:p>1610,1555427372</text:p>
          </table:table-cell>
          <table:table-cell table:formula="of:=FLOOR([.B70]/60)" office:value-type="float" office:value="26" calcext:value-type="float">
            <text:p>26</text:p>
          </table:table-cell>
          <table:table-cell table:formula="of:=FLOOR([.B70]-([.C70]*60))"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0]*[.$B$2]" office:value-type="float" office:value="1605.80177245593" calcext:value-type="float">
            <text:p>1605,8017724559</text:p>
          </table:table-cell>
          <table:table-cell table:formula="of:=FLOOR([.B71]/60)" office:value-type="float" office:value="26" calcext:value-type="float">
            <text:p>26</text:p>
          </table:table-cell>
          <table:table-cell table:formula="of:=FLOOR([.B71]-([.C71]*60))"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1]*[.$B$2]" office:value-type="float" office:value="1601.45977452536" calcext:value-type="float">
            <text:p>1601,4597745254</text:p>
          </table:table-cell>
          <table:table-cell table:formula="of:=FLOOR([.B72]/60)" office:value-type="float" office:value="26" calcext:value-type="float">
            <text:p>26</text:p>
          </table:table-cell>
          <table:table-cell table:formula="of:=FLOOR([.B72]-([.C72]*60))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2]*[.$B$2]" office:value-type="float" office:value="1597.12951711367" calcext:value-type="float">
            <text:p>1597,1295171137</text:p>
          </table:table-cell>
          <table:table-cell table:formula="of:=FLOOR([.B73]/60)" office:value-type="float" office:value="26" calcext:value-type="float">
            <text:p>26</text:p>
          </table:table-cell>
          <table:table-cell table:formula="of:=FLOOR([.B73]-([.C73]*60))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3]*[.$B$2]" office:value-type="float" office:value="1592.81096847515" calcext:value-type="float">
            <text:p>1592,8109684752</text:p>
          </table:table-cell>
          <table:table-cell table:formula="of:=FLOOR([.B74]/60)" office:value-type="float" office:value="26" calcext:value-type="float">
            <text:p>26</text:p>
          </table:table-cell>
          <table:table-cell table:formula="of:=FLOOR([.B74]-([.C74]*60))"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4]*[.$B$2]" office:value-type="float" office:value="1588.50409694995" calcext:value-type="float">
            <text:p>1588,50409695</text:p>
          </table:table-cell>
          <table:table-cell table:formula="of:=FLOOR([.B75]/60)" office:value-type="float" office:value="26" calcext:value-type="float">
            <text:p>26</text:p>
          </table:table-cell>
          <table:table-cell table:formula="of:=FLOOR([.B75]-([.C75]*60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5]*[.$B$2]" office:value-type="float" office:value="1584.20887096379" calcext:value-type="float">
            <text:p>1584,2088709638</text:p>
          </table:table-cell>
          <table:table-cell table:formula="of:=FLOOR([.B76]/60)" office:value-type="float" office:value="26" calcext:value-type="float">
            <text:p>26</text:p>
          </table:table-cell>
          <table:table-cell table:formula="of:=FLOOR([.B76]-([.C76]*60)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6]*[.$B$2]" office:value-type="float" office:value="1579.92525902781" calcext:value-type="float">
            <text:p>1579,9252590278</text:p>
          </table:table-cell>
          <table:table-cell table:formula="of:=FLOOR([.B77]/60)" office:value-type="float" office:value="26" calcext:value-type="float">
            <text:p>26</text:p>
          </table:table-cell>
          <table:table-cell table:formula="of:=FLOOR([.B77]-([.C77]*60))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7]*[.$B$2]" office:value-type="float" office:value="1575.65322973824" calcext:value-type="float">
            <text:p>1575,6532297383</text:p>
          </table:table-cell>
          <table:table-cell table:formula="of:=FLOOR([.B78]/60)" office:value-type="float" office:value="26" calcext:value-type="float">
            <text:p>26</text:p>
          </table:table-cell>
          <table:table-cell table:formula="of:=FLOOR([.B78]-([.C78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8]*[.$B$2]" office:value-type="float" office:value="1571.39275177628" calcext:value-type="float">
            <text:p>1571,3927517763</text:p>
          </table:table-cell>
          <table:table-cell table:formula="of:=FLOOR([.B79]/60)" office:value-type="float" office:value="26" calcext:value-type="float">
            <text:p>26</text:p>
          </table:table-cell>
          <table:table-cell table:formula="of:=FLOOR([.B79]-([.C79]*60))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9]*[.$B$2]" office:value-type="float" office:value="1567.14379390778" calcext:value-type="float">
            <text:p>1567,1437939078</text:p>
          </table:table-cell>
          <table:table-cell table:formula="of:=FLOOR([.B80]/60)" office:value-type="float" office:value="26" calcext:value-type="float">
            <text:p>26</text:p>
          </table:table-cell>
          <table:table-cell table:formula="of:=FLOOR([.B80]-([.C80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0]*[.$B$2]" office:value-type="float" office:value="1562.90632498305" calcext:value-type="float">
            <text:p>1562,9063249831</text:p>
          </table:table-cell>
          <table:table-cell table:formula="of:=FLOOR([.B81]/60)" office:value-type="float" office:value="26" calcext:value-type="float">
            <text:p>26</text:p>
          </table:table-cell>
          <table:table-cell table:formula="of:=FLOOR([.B81]-([.C81]*60)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1]*[.$B$2]" office:value-type="float" office:value="1558.68031393663" calcext:value-type="float">
            <text:p>1558,6803139366</text:p>
          </table:table-cell>
          <table:table-cell table:formula="of:=FLOOR([.B82]/60)" office:value-type="float" office:value="25" calcext:value-type="float">
            <text:p>25</text:p>
          </table:table-cell>
          <table:table-cell table:formula="of:=FLOOR([.B82]-([.C82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2]*[.$B$2]" office:value-type="float" office:value="1554.46572978707" calcext:value-type="float">
            <text:p>1554,4657297871</text:p>
          </table:table-cell>
          <table:table-cell table:formula="of:=FLOOR([.B83]/60)" office:value-type="float" office:value="25" calcext:value-type="float">
            <text:p>25</text:p>
          </table:table-cell>
          <table:table-cell table:formula="of:=FLOOR([.B83]-([.C83]*60))"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3]*[.$B$2]" office:value-type="float" office:value="1550.26254163667" calcext:value-type="float">
            <text:p>1550,2625416367</text:p>
          </table:table-cell>
          <table:table-cell table:formula="of:=FLOOR([.B84]/60)" office:value-type="float" office:value="25" calcext:value-type="float">
            <text:p>25</text:p>
          </table:table-cell>
          <table:table-cell table:formula="of:=FLOOR([.B84]-([.C84]*60))"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4]*[.$B$2]" office:value-type="float" office:value="1546.07071867128" calcext:value-type="float">
            <text:p>1546,0707186713</text:p>
          </table:table-cell>
          <table:table-cell table:formula="of:=FLOOR([.B85]/60)" office:value-type="float" office:value="25" calcext:value-type="float">
            <text:p>25</text:p>
          </table:table-cell>
          <table:table-cell table:formula="of:=FLOOR([.B85]-([.C85]*60))"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5]*[.$B$2]" office:value-type="float" office:value="1541.8902301601" calcext:value-type="float">
            <text:p>1541,8902301601</text:p>
          </table:table-cell>
          <table:table-cell table:formula="of:=FLOOR([.B86]/60)" office:value-type="float" office:value="25" calcext:value-type="float">
            <text:p>25</text:p>
          </table:table-cell>
          <table:table-cell table:formula="of:=FLOOR([.B86]-([.C86]*60))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6]*[.$B$2]" office:value-type="float" office:value="1537.72104545538" calcext:value-type="float">
            <text:p>1537,7210454554</text:p>
          </table:table-cell>
          <table:table-cell table:formula="of:=FLOOR([.B87]/60)" office:value-type="float" office:value="25" calcext:value-type="float">
            <text:p>25</text:p>
          </table:table-cell>
          <table:table-cell table:formula="of:=FLOOR([.B87]-([.C87]*60))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7]*[.$B$2]" office:value-type="float" office:value="1533.56313399228" calcext:value-type="float">
            <text:p>1533,5631339923</text:p>
          </table:table-cell>
          <table:table-cell table:formula="of:=FLOOR([.B88]/60)" office:value-type="float" office:value="25" calcext:value-type="float">
            <text:p>25</text:p>
          </table:table-cell>
          <table:table-cell table:formula="of:=FLOOR([.B88]-([.C88]*60))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8]*[.$B$2]" office:value-type="float" office:value="1529.41646528858" calcext:value-type="float">
            <text:p>1529,4164652886</text:p>
          </table:table-cell>
          <table:table-cell table:formula="of:=FLOOR([.B89]/60)" office:value-type="float" office:value="25" calcext:value-type="float">
            <text:p>25</text:p>
          </table:table-cell>
          <table:table-cell table:formula="of:=FLOOR([.B89]-([.C89]*60))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9]*[.$B$2]" office:value-type="float" office:value="1525.28100894448" calcext:value-type="float">
            <text:p>1525,2810089445</text:p>
          </table:table-cell>
          <table:table-cell table:formula="of:=FLOOR([.B90]/60)" office:value-type="float" office:value="25" calcext:value-type="float">
            <text:p>25</text:p>
          </table:table-cell>
          <table:table-cell table:formula="of:=FLOOR([.B90]-([.C90]*60))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0]*[.$B$2]" office:value-type="float" office:value="1521.15673464239" calcext:value-type="float">
            <text:p>1521,1567346424</text:p>
          </table:table-cell>
          <table:table-cell table:formula="of:=FLOOR([.B91]/60)" office:value-type="float" office:value="25" calcext:value-type="float">
            <text:p>25</text:p>
          </table:table-cell>
          <table:table-cell table:formula="of:=FLOOR([.B91]-([.C91]*60))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1]*[.$B$2]" office:value-type="float" office:value="1517.04361214671" calcext:value-type="float">
            <text:p>1517,0436121467</text:p>
          </table:table-cell>
          <table:table-cell table:formula="of:=FLOOR([.B92]/60)" office:value-type="float" office:value="25" calcext:value-type="float">
            <text:p>25</text:p>
          </table:table-cell>
          <table:table-cell table:formula="of:=FLOOR([.B92]-([.C92]*60))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2]*[.$B$2]" office:value-type="float" office:value="1512.94161130357" calcext:value-type="float">
            <text:p>1512,9416113036</text:p>
          </table:table-cell>
          <table:table-cell table:formula="of:=FLOOR([.B93]/60)" office:value-type="float" office:value="25" calcext:value-type="float">
            <text:p>25</text:p>
          </table:table-cell>
          <table:table-cell table:formula="of:=FLOOR([.B93]-([.C93]*60))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3]*[.$B$2]" office:value-type="float" office:value="1508.85070204065" calcext:value-type="float">
            <text:p>1508,8507020407</text:p>
          </table:table-cell>
          <table:table-cell table:formula="of:=FLOOR([.B94]/60)" office:value-type="float" office:value="25" calcext:value-type="float">
            <text:p>25</text:p>
          </table:table-cell>
          <table:table-cell table:formula="of:=FLOOR([.B94]-([.C94]*60)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4]*[.$B$2]" office:value-type="float" office:value="1504.77085436693" calcext:value-type="float">
            <text:p>1504,7708543669</text:p>
          </table:table-cell>
          <table:table-cell table:formula="of:=FLOOR([.B95]/60)" office:value-type="float" office:value="25" calcext:value-type="float">
            <text:p>25</text:p>
          </table:table-cell>
          <table:table-cell table:formula="of:=FLOOR([.B95]-([.C95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5]*[.$B$2]" office:value-type="float" office:value="1500.7020383725" calcext:value-type="float">
            <text:p>1500,7020383725</text:p>
          </table:table-cell>
          <table:table-cell table:formula="of:=FLOOR([.B96]/60)" office:value-type="float" office:value="25" calcext:value-type="float">
            <text:p>25</text:p>
          </table:table-cell>
          <table:table-cell table:formula="of:=FLOOR([.B96]-([.C96]*60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6]*[.$B$2]" office:value-type="float" office:value="1496.64422422832" calcext:value-type="float">
            <text:p>1496,6442242283</text:p>
          </table:table-cell>
          <table:table-cell table:formula="of:=FLOOR([.B97]/60)" office:value-type="float" office:value="24" calcext:value-type="float">
            <text:p>24</text:p>
          </table:table-cell>
          <table:table-cell table:formula="of:=FLOOR([.B97]-([.C97]*60))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7]*[.$B$2]" office:value-type="float" office:value="1492.597382186" calcext:value-type="float">
            <text:p>1492,597382186</text:p>
          </table:table-cell>
          <table:table-cell table:formula="of:=FLOOR([.B98]/60)" office:value-type="float" office:value="24" calcext:value-type="float">
            <text:p>24</text:p>
          </table:table-cell>
          <table:table-cell table:formula="of:=FLOOR([.B98]-([.C98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8]*[.$B$2]" office:value-type="float" office:value="1488.5614825776" calcext:value-type="float">
            <text:p>1488,5614825776</text:p>
          </table:table-cell>
          <table:table-cell table:formula="of:=FLOOR([.B99]/60)" office:value-type="float" office:value="24" calcext:value-type="float">
            <text:p>24</text:p>
          </table:table-cell>
          <table:table-cell table:formula="of:=FLOOR([.B99]-([.C99]*60))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9]*[.$B$2]" office:value-type="float" office:value="1484.53649581538" calcext:value-type="float">
            <text:p>1484,5364958154</text:p>
          </table:table-cell>
          <table:table-cell table:formula="of:=FLOOR([.B100]/60)" office:value-type="float" office:value="24" calcext:value-type="float">
            <text:p>24</text:p>
          </table:table-cell>
          <table:table-cell table:formula="of:=FLOOR([.B100]-([.C100]*60))"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0]*[.$B$2]" office:value-type="float" office:value="1480.52239239162" calcext:value-type="float">
            <text:p>1480,5223923916</text:p>
          </table:table-cell>
          <table:table-cell table:formula="of:=FLOOR([.B101]/60)" office:value-type="float" office:value="24" calcext:value-type="float">
            <text:p>24</text:p>
          </table:table-cell>
          <table:table-cell table:formula="of:=FLOOR([.B101]-([.C101]*60))"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1]*[.$B$2]" office:value-type="float" office:value="1476.51914287839" calcext:value-type="float">
            <text:p>1476,5191428784</text:p>
          </table:table-cell>
          <table:table-cell table:formula="of:=FLOOR([.B102]/60)" office:value-type="float" office:value="24" calcext:value-type="float">
            <text:p>24</text:p>
          </table:table-cell>
          <table:table-cell table:formula="of:=FLOOR([.B102]-([.C102]*60))"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2]*[.$B$2]" office:value-type="float" office:value="1472.52671792732" calcext:value-type="float">
            <text:p>1472,5267179273</text:p>
          </table:table-cell>
          <table:table-cell table:formula="of:=FLOOR([.B103]/60)" office:value-type="float" office:value="24" calcext:value-type="float">
            <text:p>24</text:p>
          </table:table-cell>
          <table:table-cell table:formula="of:=FLOOR([.B103]-([.C103]*60))"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3]*[.$B$2]" office:value-type="float" office:value="1468.54508826939" calcext:value-type="float">
            <text:p>1468,5450882694</text:p>
          </table:table-cell>
          <table:table-cell table:formula="of:=FLOOR([.B104]/60)" office:value-type="float" office:value="24" calcext:value-type="float">
            <text:p>24</text:p>
          </table:table-cell>
          <table:table-cell table:formula="of:=FLOOR([.B104]-([.C104]*60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4]*[.$B$2]" office:value-type="float" office:value="1464.57422471476" calcext:value-type="float">
            <text:p>1464,5742247148</text:p>
          </table:table-cell>
          <table:table-cell table:formula="of:=FLOOR([.B105]/60)" office:value-type="float" office:value="24" calcext:value-type="float">
            <text:p>24</text:p>
          </table:table-cell>
          <table:table-cell table:formula="of:=FLOOR([.B105]-([.C105]*60)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5]*[.$B$2]" office:value-type="float" office:value="1460.61409815246" calcext:value-type="float">
            <text:p>1460,6140981525</text:p>
          </table:table-cell>
          <table:table-cell table:formula="of:=FLOOR([.B106]/60)" office:value-type="float" office:value="24" calcext:value-type="float">
            <text:p>24</text:p>
          </table:table-cell>
          <table:table-cell table:formula="of:=FLOOR([.B106]-([.C106]*60))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6]*[.$B$2]" office:value-type="float" office:value="1456.66467955028" calcext:value-type="float">
            <text:p>1456,6646795503</text:p>
          </table:table-cell>
          <table:table-cell table:formula="of:=FLOOR([.B107]/60)" office:value-type="float" office:value="24" calcext:value-type="float">
            <text:p>24</text:p>
          </table:table-cell>
          <table:table-cell table:formula="of:=FLOOR([.B107]-([.C107]*60))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7]*[.$B$2]" office:value-type="float" office:value="1452.7259399545" calcext:value-type="float">
            <text:p>1452,7259399545</text:p>
          </table:table-cell>
          <table:table-cell table:formula="of:=FLOOR([.B108]/60)" office:value-type="float" office:value="24" calcext:value-type="float">
            <text:p>24</text:p>
          </table:table-cell>
          <table:table-cell table:formula="of:=FLOOR([.B108]-([.C108]*60))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8]*[.$B$2]" office:value-type="float" office:value="1448.79785048968" calcext:value-type="float">
            <text:p>1448,7978504897</text:p>
          </table:table-cell>
          <table:table-cell table:formula="of:=FLOOR([.B109]/60)" office:value-type="float" office:value="24" calcext:value-type="float">
            <text:p>24</text:p>
          </table:table-cell>
          <table:table-cell table:formula="of:=FLOOR([.B109]-([.C109]*60)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9]*[.$B$2]" office:value-type="float" office:value="1444.88038235847" calcext:value-type="float">
            <text:p>1444,8803823585</text:p>
          </table:table-cell>
          <table:table-cell table:formula="of:=FLOOR([.B110]/60)" office:value-type="float" office:value="24" calcext:value-type="float">
            <text:p>24</text:p>
          </table:table-cell>
          <table:table-cell table:formula="of:=FLOOR([.B110]-([.C110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10]*[.$B$2]" office:value-type="float" office:value="1440.97350684137" calcext:value-type="float">
            <text:p>1440,9735068414</text:p>
          </table:table-cell>
          <table:table-cell table:formula="of:=FLOOR([.B111]/60)" office:value-type="float" office:value="24" calcext:value-type="float">
            <text:p>24</text:p>
          </table:table-cell>
          <table:table-cell table:formula="of:=FLOOR([.B111]-([.C111]*60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11]*[.$B$2]" office:value-type="float" office:value="1437.07719529654" calcext:value-type="float">
            <text:p>1437,0771952966</text:p>
          </table:table-cell>
          <table:table-cell table:formula="of:=FLOOR([.B112]/60)" office:value-type="float" office:value="23" calcext:value-type="float">
            <text:p>23</text:p>
          </table:table-cell>
          <table:table-cell table:formula="of:=FLOOR([.B112]-([.C112]*60))"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2]*[.$B$2]" office:value-type="float" office:value="1433.19141915961" calcext:value-type="float">
            <text:p>1433,1914191596</text:p>
          </table:table-cell>
          <table:table-cell table:formula="of:=FLOOR([.B113]/60)" office:value-type="float" office:value="23" calcext:value-type="float">
            <text:p>23</text:p>
          </table:table-cell>
          <table:table-cell table:formula="of:=FLOOR([.B113]-([.C113]*60))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3]*[.$B$2]" office:value-type="float" office:value="1429.31614994342" calcext:value-type="float">
            <text:p>1429,3161499434</text:p>
          </table:table-cell>
          <table:table-cell table:formula="of:=FLOOR([.B114]/60)" office:value-type="float" office:value="23" calcext:value-type="float">
            <text:p>23</text:p>
          </table:table-cell>
          <table:table-cell table:formula="of:=FLOOR([.B114]-([.C114]*60))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4]*[.$B$2]" office:value-type="float" office:value="1425.45135923784" calcext:value-type="float">
            <text:p>1425,4513592378</text:p>
          </table:table-cell>
          <table:table-cell table:formula="of:=FLOOR([.B115]/60)" office:value-type="float" office:value="23" calcext:value-type="float">
            <text:p>23</text:p>
          </table:table-cell>
          <table:table-cell table:formula="of:=FLOOR([.B115]-([.C115]*60))"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5]*[.$B$2]" office:value-type="float" office:value="1421.59701870957" calcext:value-type="float">
            <text:p>1421,5970187096</text:p>
          </table:table-cell>
          <table:table-cell table:formula="of:=FLOOR([.B116]/60)" office:value-type="float" office:value="23" calcext:value-type="float">
            <text:p>23</text:p>
          </table:table-cell>
          <table:table-cell table:formula="of:=FLOOR([.B116]-([.C116]*60))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6]*[.$B$2]" office:value-type="float" office:value="1417.75310010192" calcext:value-type="float">
            <text:p>1417,7531001019</text:p>
          </table:table-cell>
          <table:table-cell table:formula="of:=FLOOR([.B117]/60)" office:value-type="float" office:value="23" calcext:value-type="float">
            <text:p>23</text:p>
          </table:table-cell>
          <table:table-cell table:formula="of:=FLOOR([.B117]-([.C117]*60))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7]*[.$B$2]" office:value-type="float" office:value="1413.91957523459" calcext:value-type="float">
            <text:p>1413,9195752346</text:p>
          </table:table-cell>
          <table:table-cell table:formula="of:=FLOOR([.B118]/60)" office:value-type="float" office:value="23" calcext:value-type="float">
            <text:p>23</text:p>
          </table:table-cell>
          <table:table-cell table:formula="of:=FLOOR([.B118]-([.C118]*60))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8]*[.$B$2]" office:value-type="float" office:value="1410.0964160035" calcext:value-type="float">
            <text:p>1410,0964160035</text:p>
          </table:table-cell>
          <table:table-cell table:formula="of:=FLOOR([.B119]/60)" office:value-type="float" office:value="23" calcext:value-type="float">
            <text:p>23</text:p>
          </table:table-cell>
          <table:table-cell table:formula="of:=FLOOR([.B119]-([.C119]*60))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9]*[.$B$2]" office:value-type="float" office:value="1406.28359438055" calcext:value-type="float">
            <text:p>1406,2835943806</text:p>
          </table:table-cell>
          <table:table-cell table:formula="of:=FLOOR([.B120]/60)" office:value-type="float" office:value="23" calcext:value-type="float">
            <text:p>23</text:p>
          </table:table-cell>
          <table:table-cell table:formula="of:=FLOOR([.B120]-([.C120]*60)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20]*[.$B$2]" office:value-type="float" office:value="1402.48108241342" calcext:value-type="float">
            <text:p>1402,4810824134</text:p>
          </table:table-cell>
          <table:table-cell table:formula="of:=FLOOR([.B121]/60)" office:value-type="float" office:value="23" calcext:value-type="float">
            <text:p>23</text:p>
          </table:table-cell>
          <table:table-cell table:formula="of:=FLOOR([.B121]-([.C121]*60))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21]*[.$B$2]" office:value-type="float" office:value="1398.68885222538" calcext:value-type="float">
            <text:p>1398,6888522254</text:p>
          </table:table-cell>
          <table:table-cell table:formula="of:=FLOOR([.B122]/60)" office:value-type="float" office:value="23" calcext:value-type="float">
            <text:p>23</text:p>
          </table:table-cell>
          <table:table-cell table:formula="of:=FLOOR([.B122]-([.C122]*60))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2]*[.$B$2]" office:value-type="float" office:value="1394.90687601509" calcext:value-type="float">
            <text:p>1394,9068760151</text:p>
          </table:table-cell>
          <table:table-cell table:formula="of:=FLOOR([.B123]/60)" office:value-type="float" office:value="23" calcext:value-type="float">
            <text:p>23</text:p>
          </table:table-cell>
          <table:table-cell table:formula="of:=FLOOR([.B123]-([.C123]*60))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3]*[.$B$2]" office:value-type="float" office:value="1391.13512605635" calcext:value-type="float">
            <text:p>1391,1351260564</text:p>
          </table:table-cell>
          <table:table-cell table:formula="of:=FLOOR([.B124]/60)" office:value-type="float" office:value="23" calcext:value-type="float">
            <text:p>23</text:p>
          </table:table-cell>
          <table:table-cell table:formula="of:=FLOOR([.B124]-([.C124]*60))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4]*[.$B$2]" office:value-type="float" office:value="1387.37357469796" calcext:value-type="float">
            <text:p>1387,373574698</text:p>
          </table:table-cell>
          <table:table-cell table:formula="of:=FLOOR([.B125]/60)" office:value-type="float" office:value="23" calcext:value-type="float">
            <text:p>23</text:p>
          </table:table-cell>
          <table:table-cell table:formula="of:=FLOOR([.B125]-([.C125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5]*[.$B$2]" office:value-type="float" office:value="1383.62219436348" calcext:value-type="float">
            <text:p>1383,6221943635</text:p>
          </table:table-cell>
          <table:table-cell table:formula="of:=FLOOR([.B126]/60)" office:value-type="float" office:value="23" calcext:value-type="float">
            <text:p>23</text:p>
          </table:table-cell>
          <table:table-cell table:formula="of:=FLOOR([.B126]-([.C126]*60)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6]*[.$B$2]" office:value-type="float" office:value="1379.88095755102" calcext:value-type="float">
            <text:p>1379,880957551</text:p>
          </table:table-cell>
          <table:table-cell table:formula="of:=FLOOR([.B127]/60)" office:value-type="float" office:value="22" calcext:value-type="float">
            <text:p>22</text:p>
          </table:table-cell>
          <table:table-cell table:formula="of:=FLOOR([.B127]-([.C127]*60))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7]*[.$B$2]" office:value-type="float" office:value="1376.14983683308" calcext:value-type="float">
            <text:p>1376,1498368331</text:p>
          </table:table-cell>
          <table:table-cell table:formula="of:=FLOOR([.B128]/60)" office:value-type="float" office:value="22" calcext:value-type="float">
            <text:p>22</text:p>
          </table:table-cell>
          <table:table-cell table:formula="of:=FLOOR([.B128]-([.C128]*60))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8]*[.$B$2]" office:value-type="float" office:value="1372.42880485629" calcext:value-type="float">
            <text:p>1372,4288048563</text:p>
          </table:table-cell>
          <table:table-cell table:formula="of:=FLOOR([.B129]/60)" office:value-type="float" office:value="22" calcext:value-type="float">
            <text:p>22</text:p>
          </table:table-cell>
          <table:table-cell table:formula="of:=FLOOR([.B129]-([.C129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9]*[.$B$2]" office:value-type="float" office:value="1368.71783434127" calcext:value-type="float">
            <text:p>1368,7178343413</text:p>
          </table:table-cell>
          <table:table-cell table:formula="of:=FLOOR([.B130]/60)" office:value-type="float" office:value="22" calcext:value-type="float">
            <text:p>22</text:p>
          </table:table-cell>
          <table:table-cell table:formula="of:=FLOOR([.B130]-([.C130]*60))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30]*[.$B$2]" office:value-type="float" office:value="1365.0168980824" calcext:value-type="float">
            <text:p>1365,0168980824</text:p>
          </table:table-cell>
          <table:table-cell table:formula="of:=FLOOR([.B131]/60)" office:value-type="float" office:value="22" calcext:value-type="float">
            <text:p>22</text:p>
          </table:table-cell>
          <table:table-cell table:formula="of:=FLOOR([.B131]-([.C131]*60))"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31]*[.$B$2]" office:value-type="float" office:value="1361.3259689476" calcext:value-type="float">
            <text:p>1361,3259689476</text:p>
          </table:table-cell>
          <table:table-cell table:formula="of:=FLOOR([.B132]/60)" office:value-type="float" office:value="22" calcext:value-type="float">
            <text:p>22</text:p>
          </table:table-cell>
          <table:table-cell table:formula="of:=FLOOR([.B132]-([.C132]*60))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2]*[.$B$2]" office:value-type="float" office:value="1357.64501987817" calcext:value-type="float">
            <text:p>1357,6450198782</text:p>
          </table:table-cell>
          <table:table-cell table:formula="of:=FLOOR([.B133]/60)" office:value-type="float" office:value="22" calcext:value-type="float">
            <text:p>22</text:p>
          </table:table-cell>
          <table:table-cell table:formula="of:=FLOOR([.B133]-([.C133]*60))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3]*[.$B$2]" office:value-type="float" office:value="1353.97402388858" calcext:value-type="float">
            <text:p>1353,9740238886</text:p>
          </table:table-cell>
          <table:table-cell table:formula="of:=FLOOR([.B134]/60)" office:value-type="float" office:value="22" calcext:value-type="float">
            <text:p>22</text:p>
          </table:table-cell>
          <table:table-cell table:formula="of:=FLOOR([.B134]-([.C134]*60))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4]*[.$B$2]" office:value-type="float" office:value="1350.31295406625" calcext:value-type="float">
            <text:p>1350,3129540663</text:p>
          </table:table-cell>
          <table:table-cell table:formula="of:=FLOOR([.B135]/60)" office:value-type="float" office:value="22" calcext:value-type="float">
            <text:p>22</text:p>
          </table:table-cell>
          <table:table-cell table:formula="of:=FLOOR([.B135]-([.C135]*60))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5]*[.$B$2]" office:value-type="float" office:value="1346.66178357139" calcext:value-type="float">
            <text:p>1346,6617835714</text:p>
          </table:table-cell>
          <table:table-cell table:formula="of:=FLOOR([.B136]/60)" office:value-type="float" office:value="22" calcext:value-type="float">
            <text:p>22</text:p>
          </table:table-cell>
          <table:table-cell table:formula="of:=FLOOR([.B136]-([.C136]*60)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6]*[.$B$2]" office:value-type="float" office:value="1343.02048563678" calcext:value-type="float">
            <text:p>1343,0204856368</text:p>
          </table:table-cell>
          <table:table-cell table:formula="of:=FLOOR([.B137]/60)" office:value-type="float" office:value="22" calcext:value-type="float">
            <text:p>22</text:p>
          </table:table-cell>
          <table:table-cell table:formula="of:=FLOOR([.B137]-([.C137]*60))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7]*[.$B$2]" office:value-type="float" office:value="1339.38903356755" calcext:value-type="float">
            <text:p>1339,3890335676</text:p>
          </table:table-cell>
          <table:table-cell table:formula="of:=FLOOR([.B138]/60)" office:value-type="float" office:value="22" calcext:value-type="float">
            <text:p>22</text:p>
          </table:table-cell>
          <table:table-cell table:formula="of:=FLOOR([.B138]-([.C138]*60))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8]*[.$B$2]" office:value-type="float" office:value="1335.76740074105" calcext:value-type="float">
            <text:p>1335,7674007411</text:p>
          </table:table-cell>
          <table:table-cell table:formula="of:=FLOOR([.B139]/60)" office:value-type="float" office:value="22" calcext:value-type="float">
            <text:p>22</text:p>
          </table:table-cell>
          <table:table-cell table:formula="of:=FLOOR([.B139]-([.C139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9]*[.$B$2]" office:value-type="float" office:value="1332.15556060659" calcext:value-type="float">
            <text:p>1332,1555606066</text:p>
          </table:table-cell>
          <table:table-cell table:formula="of:=FLOOR([.B140]/60)" office:value-type="float" office:value="22" calcext:value-type="float">
            <text:p>22</text:p>
          </table:table-cell>
          <table:table-cell table:formula="of:=FLOOR([.B140]-([.C140]*60))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40]*[.$B$2]" office:value-type="float" office:value="1328.55348668528" calcext:value-type="float">
            <text:p>1328,5534866853</text:p>
          </table:table-cell>
          <table:table-cell table:formula="of:=FLOOR([.B141]/60)" office:value-type="float" office:value="22" calcext:value-type="float">
            <text:p>22</text:p>
          </table:table-cell>
          <table:table-cell table:formula="of:=FLOOR([.B141]-([.C141]*60)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41]*[.$B$2]" office:value-type="float" office:value="1324.96115256983" calcext:value-type="float">
            <text:p>1324,9611525698</text:p>
          </table:table-cell>
          <table:table-cell table:formula="of:=FLOOR([.B142]/60)" office:value-type="float" office:value="22" calcext:value-type="float">
            <text:p>22</text:p>
          </table:table-cell>
          <table:table-cell table:formula="of:=FLOOR([.B142]-([.C142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2]*[.$B$2]" office:value-type="float" office:value="1321.37853192435" calcext:value-type="float">
            <text:p>1321,3785319244</text:p>
          </table:table-cell>
          <table:table-cell table:formula="of:=FLOOR([.B143]/60)" office:value-type="float" office:value="22" calcext:value-type="float">
            <text:p>22</text:p>
          </table:table-cell>
          <table:table-cell table:formula="of:=FLOOR([.B143]-([.C143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3]*[.$B$2]" office:value-type="float" office:value="1317.80559848416" calcext:value-type="float">
            <text:p>1317,8055984842</text:p>
          </table:table-cell>
          <table:table-cell table:formula="of:=FLOOR([.B144]/60)" office:value-type="float" office:value="21" calcext:value-type="float">
            <text:p>21</text:p>
          </table:table-cell>
          <table:table-cell table:formula="of:=FLOOR([.B144]-([.C144]*60))"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4]*[.$B$2]" office:value-type="float" office:value="1314.24232605561" calcext:value-type="float">
            <text:p>1314,2423260556</text:p>
          </table:table-cell>
          <table:table-cell table:formula="of:=FLOOR([.B145]/60)" office:value-type="float" office:value="21" calcext:value-type="float">
            <text:p>21</text:p>
          </table:table-cell>
          <table:table-cell table:formula="of:=FLOOR([.B145]-([.C145]*60))"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5]*[.$B$2]" office:value-type="float" office:value="1310.68868851585" calcext:value-type="float">
            <text:p>1310,6886885159</text:p>
          </table:table-cell>
          <table:table-cell table:formula="of:=FLOOR([.B146]/60)" office:value-type="float" office:value="21" calcext:value-type="float">
            <text:p>21</text:p>
          </table:table-cell>
          <table:table-cell table:formula="of:=FLOOR([.B146]-([.C146]*60))"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6]*[.$B$2]" office:value-type="float" office:value="1307.14465981269" calcext:value-type="float">
            <text:p>1307,1446598127</text:p>
          </table:table-cell>
          <table:table-cell table:formula="of:=FLOOR([.B147]/60)" office:value-type="float" office:value="21" calcext:value-type="float">
            <text:p>21</text:p>
          </table:table-cell>
          <table:table-cell table:formula="of:=FLOOR([.B147]-([.C147]*60))"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7]*[.$B$2]" office:value-type="float" office:value="1303.61021396438" calcext:value-type="float">
            <text:p>1303,6102139644</text:p>
          </table:table-cell>
          <table:table-cell table:formula="of:=FLOOR([.B148]/60)" office:value-type="float" office:value="21" calcext:value-type="float">
            <text:p>21</text:p>
          </table:table-cell>
          <table:table-cell table:formula="of:=FLOOR([.B148]-([.C148]*60))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8]*[.$B$2]" office:value-type="float" office:value="1300.08532505942" calcext:value-type="float">
            <text:p>1300,0853250594</text:p>
          </table:table-cell>
          <table:table-cell table:formula="of:=FLOOR([.B149]/60)" office:value-type="float" office:value="21" calcext:value-type="float">
            <text:p>21</text:p>
          </table:table-cell>
          <table:table-cell table:formula="of:=FLOOR([.B149]-([.C149]*60))"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9]*[.$B$2]" office:value-type="float" office:value="1296.56996725635" calcext:value-type="float">
            <text:p>1296,5699672564</text:p>
          </table:table-cell>
          <table:table-cell table:formula="of:=FLOOR([.B150]/60)" office:value-type="float" office:value="21" calcext:value-type="float">
            <text:p>21</text:p>
          </table:table-cell>
          <table:table-cell table:formula="of:=FLOOR([.B150]-([.C150]*60))"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50]*[.$B$2]" office:value-type="float" office:value="1293.06411478363" calcext:value-type="float">
            <text:p>1293,0641147836</text:p>
          </table:table-cell>
          <table:table-cell table:formula="of:=FLOOR([.B151]/60)" office:value-type="float" office:value="21" calcext:value-type="float">
            <text:p>21</text:p>
          </table:table-cell>
          <table:table-cell table:formula="of:=FLOOR([.B151]-([.C151]*60))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51]*[.$B$2]" office:value-type="float" office:value="1289.56774193936" calcext:value-type="float">
            <text:p>1289,5677419394</text:p>
          </table:table-cell>
          <table:table-cell table:formula="of:=FLOOR([.B152]/60)" office:value-type="float" office:value="21" calcext:value-type="float">
            <text:p>21</text:p>
          </table:table-cell>
          <table:table-cell table:formula="of:=FLOOR([.B152]-([.C152]*60))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2]*[.$B$2]" office:value-type="float" office:value="1286.08082309117" calcext:value-type="float">
            <text:p>1286,0808230912</text:p>
          </table:table-cell>
          <table:table-cell table:formula="of:=FLOOR([.B153]/60)" office:value-type="float" office:value="21" calcext:value-type="float">
            <text:p>21</text:p>
          </table:table-cell>
          <table:table-cell table:formula="of:=FLOOR([.B153]-([.C153]*60)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3]*[.$B$2]" office:value-type="float" office:value="1282.60333267598" calcext:value-type="float">
            <text:p>1282,603332676</text:p>
          </table:table-cell>
          <table:table-cell table:formula="of:=FLOOR([.B154]/60)" office:value-type="float" office:value="21" calcext:value-type="float">
            <text:p>21</text:p>
          </table:table-cell>
          <table:table-cell table:formula="of:=FLOOR([.B154]-([.C154]*60))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4]*[.$B$2]" office:value-type="float" office:value="1279.13524519983" calcext:value-type="float">
            <text:p>1279,1352451998</text:p>
          </table:table-cell>
          <table:table-cell table:formula="of:=FLOOR([.B155]/60)" office:value-type="float" office:value="21" calcext:value-type="float">
            <text:p>21</text:p>
          </table:table-cell>
          <table:table-cell table:formula="of:=FLOOR([.B155]-([.C155]*60))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5]*[.$B$2]" office:value-type="float" office:value="1275.67653523771" calcext:value-type="float">
            <text:p>1275,6765352377</text:p>
          </table:table-cell>
          <table:table-cell table:formula="of:=FLOOR([.B156]/60)" office:value-type="float" office:value="21" calcext:value-type="float">
            <text:p>21</text:p>
          </table:table-cell>
          <table:table-cell table:formula="of:=FLOOR([.B156]-([.C156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6]*[.$B$2]" office:value-type="float" office:value="1272.22717743335" calcext:value-type="float">
            <text:p>1272,2271774334</text:p>
          </table:table-cell>
          <table:table-cell table:formula="of:=FLOOR([.B157]/60)" office:value-type="float" office:value="21" calcext:value-type="float">
            <text:p>21</text:p>
          </table:table-cell>
          <table:table-cell table:formula="of:=FLOOR([.B157]-([.C157]*60))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7]*[.$B$2]" office:value-type="float" office:value="1268.78714649903" calcext:value-type="float">
            <text:p>1268,787146499</text:p>
          </table:table-cell>
          <table:table-cell table:formula="of:=FLOOR([.B158]/60)" office:value-type="float" office:value="21" calcext:value-type="float">
            <text:p>21</text:p>
          </table:table-cell>
          <table:table-cell table:formula="of:=FLOOR([.B158]-([.C158]*60)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8]*[.$B$2]" office:value-type="float" office:value="1265.35641721542" calcext:value-type="float">
            <text:p>1265,3564172154</text:p>
          </table:table-cell>
          <table:table-cell table:formula="of:=FLOOR([.B159]/60)" office:value-type="float" office:value="21" calcext:value-type="float">
            <text:p>21</text:p>
          </table:table-cell>
          <table:table-cell table:formula="of:=FLOOR([.B159]-([.C159]*60))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9]*[.$B$2]" office:value-type="float" office:value="1261.93496443138" calcext:value-type="float">
            <text:p>1261,9349644314</text:p>
          </table:table-cell>
          <table:table-cell table:formula="of:=FLOOR([.B160]/60)" office:value-type="float" office:value="21" calcext:value-type="float">
            <text:p>21</text:p>
          </table:table-cell>
          <table:table-cell table:formula="of:=FLOOR([.B160]-([.C160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60]*[.$B$2]" office:value-type="float" office:value="1258.52276306377" calcext:value-type="float">
            <text:p>1258,5227630638</text:p>
          </table:table-cell>
          <table:table-cell table:formula="of:=FLOOR([.B161]/60)" office:value-type="float" office:value="20" calcext:value-type="float">
            <text:p>20</text:p>
          </table:table-cell>
          <table:table-cell table:formula="of:=FLOOR([.B161]-([.C161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61]*[.$B$2]" office:value-type="float" office:value="1255.11978809729" calcext:value-type="float">
            <text:p>1255,1197880973</text:p>
          </table:table-cell>
          <table:table-cell table:formula="of:=FLOOR([.B162]/60)" office:value-type="float" office:value="20" calcext:value-type="float">
            <text:p>20</text:p>
          </table:table-cell>
          <table:table-cell table:formula="of:=FLOOR([.B162]-([.C162]*60))"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62]*[.$B$2]" office:value-type="float" office:value="1251.72601458426" calcext:value-type="float">
            <text:p>1251,7260145843</text:p>
          </table:table-cell>
          <table:table-cell table:formula="of:=FLOOR([.B163]/60)" office:value-type="float" office:value="20" calcext:value-type="float">
            <text:p>20</text:p>
          </table:table-cell>
          <table:table-cell table:formula="of:=FLOOR([.B163]-([.C163]*60))"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3]*[.$B$2]" office:value-type="float" office:value="1248.34141764446" calcext:value-type="float">
            <text:p>1248,3414176445</text:p>
          </table:table-cell>
          <table:table-cell table:formula="of:=FLOOR([.B164]/60)" office:value-type="float" office:value="20" calcext:value-type="float">
            <text:p>20</text:p>
          </table:table-cell>
          <table:table-cell table:formula="of:=FLOOR([.B164]-([.C164]*60))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4]*[.$B$2]" office:value-type="float" office:value="1244.96597246497" calcext:value-type="float">
            <text:p>1244,965972465</text:p>
          </table:table-cell>
          <table:table-cell table:formula="of:=FLOOR([.B165]/60)" office:value-type="float" office:value="20" calcext:value-type="float">
            <text:p>20</text:p>
          </table:table-cell>
          <table:table-cell table:formula="of:=FLOOR([.B165]-([.C165]*60))"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5]*[.$B$2]" office:value-type="float" office:value="1241.59965429992" calcext:value-type="float">
            <text:p>1241,5996542999</text:p>
          </table:table-cell>
          <table:table-cell table:formula="of:=FLOOR([.B166]/60)" office:value-type="float" office:value="20" calcext:value-type="float">
            <text:p>20</text:p>
          </table:table-cell>
          <table:table-cell table:formula="of:=FLOOR([.B166]-([.C166]*60))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6]*[.$B$2]" office:value-type="float" office:value="1238.2424384704" calcext:value-type="float">
            <text:p>1238,2424384704</text:p>
          </table:table-cell>
          <table:table-cell table:formula="of:=FLOOR([.B167]/60)" office:value-type="float" office:value="20" calcext:value-type="float">
            <text:p>20</text:p>
          </table:table-cell>
          <table:table-cell table:formula="of:=FLOOR([.B167]-([.C167]*60))"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7]*[.$B$2]" office:value-type="float" office:value="1234.89430036418" calcext:value-type="float">
            <text:p>1234,8943003642</text:p>
          </table:table-cell>
          <table:table-cell table:formula="of:=FLOOR([.B168]/60)" office:value-type="float" office:value="20" calcext:value-type="float">
            <text:p>20</text:p>
          </table:table-cell>
          <table:table-cell table:formula="of:=FLOOR([.B168]-([.C168]*60))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8]*[.$B$2]" office:value-type="float" office:value="1231.55521543563" calcext:value-type="float">
            <text:p>1231,5552154356</text:p>
          </table:table-cell>
          <table:table-cell table:formula="of:=FLOOR([.B169]/60)" office:value-type="float" office:value="20" calcext:value-type="float">
            <text:p>20</text:p>
          </table:table-cell>
          <table:table-cell table:formula="of:=FLOOR([.B169]-([.C169]*60))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9]*[.$B$2]" office:value-type="float" office:value="1228.22515920544" calcext:value-type="float">
            <text:p>1228,2251592054</text:p>
          </table:table-cell>
          <table:table-cell table:formula="of:=FLOOR([.B170]/60)" office:value-type="float" office:value="20" calcext:value-type="float">
            <text:p>20</text:p>
          </table:table-cell>
          <table:table-cell table:formula="of:=FLOOR([.B170]-([.C170]*60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70]*[.$B$2]" office:value-type="float" office:value="1224.90410726053" calcext:value-type="float">
            <text:p>1224,9041072605</text:p>
          </table:table-cell>
          <table:table-cell table:formula="of:=FLOOR([.B171]/60)" office:value-type="float" office:value="20" calcext:value-type="float">
            <text:p>20</text:p>
          </table:table-cell>
          <table:table-cell table:formula="of:=FLOOR([.B171]-([.C171]*60)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71]*[.$B$2]" office:value-type="float" office:value="1221.59203525382" calcext:value-type="float">
            <text:p>1221,5920352538</text:p>
          </table:table-cell>
          <table:table-cell table:formula="of:=FLOOR([.B172]/60)" office:value-type="float" office:value="20" calcext:value-type="float">
            <text:p>20</text:p>
          </table:table-cell>
          <table:table-cell table:formula="of:=FLOOR([.B172]-([.C172]*60))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72]*[.$B$2]" office:value-type="float" office:value="1218.28891890406" calcext:value-type="float">
            <text:p>1218,2889189041</text:p>
          </table:table-cell>
          <table:table-cell table:formula="of:=FLOOR([.B173]/60)" office:value-type="float" office:value="20" calcext:value-type="float">
            <text:p>20</text:p>
          </table:table-cell>
          <table:table-cell table:formula="of:=FLOOR([.B173]-([.C173]*60))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3]*[.$B$2]" office:value-type="float" office:value="1214.99473399565" calcext:value-type="float">
            <text:p>1214,9947339957</text:p>
          </table:table-cell>
          <table:table-cell table:formula="of:=FLOOR([.B174]/60)" office:value-type="float" office:value="20" calcext:value-type="float">
            <text:p>20</text:p>
          </table:table-cell>
          <table:table-cell table:formula="of:=FLOOR([.B174]-([.C174]*60))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4]*[.$B$2]" office:value-type="float" office:value="1211.70945637848" calcext:value-type="float">
            <text:p>1211,7094563785</text:p>
          </table:table-cell>
          <table:table-cell table:formula="of:=FLOOR([.B175]/60)" office:value-type="float" office:value="20" calcext:value-type="float">
            <text:p>20</text:p>
          </table:table-cell>
          <table:table-cell table:formula="of:=FLOOR([.B175]-([.C175]*60))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5]*[.$B$2]" office:value-type="float" office:value="1208.43306196773" calcext:value-type="float">
            <text:p>1208,4330619677</text:p>
          </table:table-cell>
          <table:table-cell table:formula="of:=FLOOR([.B176]/60)" office:value-type="float" office:value="20" calcext:value-type="float">
            <text:p>20</text:p>
          </table:table-cell>
          <table:table-cell table:formula="of:=FLOOR([.B176]-([.C176]*60)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6]*[.$B$2]" office:value-type="float" office:value="1205.1655267437" calcext:value-type="float">
            <text:p>1205,1655267437</text:p>
          </table:table-cell>
          <table:table-cell table:formula="of:=FLOOR([.B177]/60)" office:value-type="float" office:value="20" calcext:value-type="float">
            <text:p>20</text:p>
          </table:table-cell>
          <table:table-cell table:formula="of:=FLOOR([.B177]-([.C177]*60))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7]*[.$B$2]" office:value-type="float" office:value="1201.90682675166" calcext:value-type="float">
            <text:p>1201,9068267517</text:p>
          </table:table-cell>
          <table:table-cell table:formula="of:=FLOOR([.B178]/60)" office:value-type="float" office:value="20" calcext:value-type="float">
            <text:p>20</text:p>
          </table:table-cell>
          <table:table-cell table:formula="of:=FLOOR([.B178]-([.C178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8]*[.$B$2]" office:value-type="float" office:value="1198.65693810163" calcext:value-type="float">
            <text:p>1198,6569381016</text:p>
          </table:table-cell>
          <table:table-cell table:formula="of:=FLOOR([.B179]/60)" office:value-type="float" office:value="19" calcext:value-type="float">
            <text:p>19</text:p>
          </table:table-cell>
          <table:table-cell table:formula="of:=FLOOR([.B179]-([.C179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9]*[.$B$2]" office:value-type="float" office:value="1195.41583696825" calcext:value-type="float">
            <text:p>1195,4158369683</text:p>
          </table:table-cell>
          <table:table-cell table:formula="of:=FLOOR([.B180]/60)" office:value-type="float" office:value="19" calcext:value-type="float">
            <text:p>19</text:p>
          </table:table-cell>
          <table:table-cell table:formula="of:=FLOOR([.B180]-([.C180]*60))"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80]*[.$B$2]" office:value-type="float" office:value="1192.18349959054" calcext:value-type="float">
            <text:p>1192,1834995906</text:p>
          </table:table-cell>
          <table:table-cell table:formula="of:=FLOOR([.B181]/60)" office:value-type="float" office:value="19" calcext:value-type="float">
            <text:p>19</text:p>
          </table:table-cell>
          <table:table-cell table:formula="of:=FLOOR([.B181]-([.C181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81]*[.$B$2]" office:value-type="float" office:value="1188.95990227182" calcext:value-type="float">
            <text:p>1188,9599022718</text:p>
          </table:table-cell>
          <table:table-cell table:formula="of:=FLOOR([.B182]/60)" office:value-type="float" office:value="19" calcext:value-type="float">
            <text:p>19</text:p>
          </table:table-cell>
          <table:table-cell table:formula="of:=FLOOR([.B182]-([.C182]*60))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82]*[.$B$2]" office:value-type="float" office:value="1185.74502137945" calcext:value-type="float">
            <text:p>1185,7450213795</text:p>
          </table:table-cell>
          <table:table-cell table:formula="of:=FLOOR([.B183]/60)" office:value-type="float" office:value="19" calcext:value-type="float">
            <text:p>19</text:p>
          </table:table-cell>
          <table:table-cell table:formula="of:=FLOOR([.B183]-([.C183]*60))"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3]*[.$B$2]" office:value-type="float" office:value="1182.53883334471" calcext:value-type="float">
            <text:p>1182,5388333447</text:p>
          </table:table-cell>
          <table:table-cell table:formula="of:=FLOOR([.B184]/60)" office:value-type="float" office:value="19" calcext:value-type="float">
            <text:p>19</text:p>
          </table:table-cell>
          <table:table-cell table:formula="of:=FLOOR([.B184]-([.C184]*60))"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4]*[.$B$2]" office:value-type="float" office:value="1179.34131466259" calcext:value-type="float">
            <text:p>1179,3413146626</text:p>
          </table:table-cell>
          <table:table-cell table:formula="of:=FLOOR([.B185]/60)" office:value-type="float" office:value="19" calcext:value-type="float">
            <text:p>19</text:p>
          </table:table-cell>
          <table:table-cell table:formula="of:=FLOOR([.B185]-([.C185]*60))"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5]*[.$B$2]" office:value-type="float" office:value="1176.15244189166" calcext:value-type="float">
            <text:p>1176,1524418917</text:p>
          </table:table-cell>
          <table:table-cell table:formula="of:=FLOOR([.B186]/60)" office:value-type="float" office:value="19" calcext:value-type="float">
            <text:p>19</text:p>
          </table:table-cell>
          <table:table-cell table:formula="of:=FLOOR([.B186]-([.C186]*60))"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6]*[.$B$2]" office:value-type="float" office:value="1172.97219165385" calcext:value-type="float">
            <text:p>1172,9721916539</text:p>
          </table:table-cell>
          <table:table-cell table:formula="of:=FLOOR([.B187]/60)" office:value-type="float" office:value="19" calcext:value-type="float">
            <text:p>19</text:p>
          </table:table-cell>
          <table:table-cell table:formula="of:=FLOOR([.B187]-([.C187]*60))"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7]*[.$B$2]" office:value-type="float" office:value="1169.80054063431" calcext:value-type="float">
            <text:p>1169,8005406343</text:p>
          </table:table-cell>
          <table:table-cell table:formula="of:=FLOOR([.B188]/60)" office:value-type="float" office:value="19" calcext:value-type="float">
            <text:p>19</text:p>
          </table:table-cell>
          <table:table-cell table:formula="of:=FLOOR([.B188]-([.C188]*60))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8]*[.$B$2]" office:value-type="float" office:value="1166.63746558125" calcext:value-type="float">
            <text:p>1166,6374655813</text:p>
          </table:table-cell>
          <table:table-cell table:formula="of:=FLOOR([.B189]/60)" office:value-type="float" office:value="19" calcext:value-type="float">
            <text:p>19</text:p>
          </table:table-cell>
          <table:table-cell table:formula="of:=FLOOR([.B189]-([.C189]*60)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9]*[.$B$2]" office:value-type="float" office:value="1163.48294330573" calcext:value-type="float">
            <text:p>1163,4829433057</text:p>
          </table:table-cell>
          <table:table-cell table:formula="of:=FLOOR([.B190]/60)" office:value-type="float" office:value="19" calcext:value-type="float">
            <text:p>19</text:p>
          </table:table-cell>
          <table:table-cell table:formula="of:=FLOOR([.B190]-([.C190]*60))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90]*[.$B$2]" office:value-type="float" office:value="1160.33695068152" calcext:value-type="float">
            <text:p>1160,3369506815</text:p>
          </table:table-cell>
          <table:table-cell table:formula="of:=FLOOR([.B191]/60)" office:value-type="float" office:value="19" calcext:value-type="float">
            <text:p>19</text:p>
          </table:table-cell>
          <table:table-cell table:formula="of:=FLOOR([.B191]-([.C191]*60))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91]*[.$B$2]" office:value-type="float" office:value="1157.19946464492" calcext:value-type="float">
            <text:p>1157,1994646449</text:p>
          </table:table-cell>
          <table:table-cell table:formula="of:=FLOOR([.B192]/60)" office:value-type="float" office:value="19" calcext:value-type="float">
            <text:p>19</text:p>
          </table:table-cell>
          <table:table-cell table:formula="of:=FLOOR([.B192]-([.C192]*60))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92]*[.$B$2]" office:value-type="float" office:value="1154.07046219459" calcext:value-type="float">
            <text:p>1154,0704621946</text:p>
          </table:table-cell>
          <table:table-cell table:formula="of:=FLOOR([.B193]/60)" office:value-type="float" office:value="19" calcext:value-type="float">
            <text:p>19</text:p>
          </table:table-cell>
          <table:table-cell table:formula="of:=FLOOR([.B193]-([.C193]*60))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3]*[.$B$2]" office:value-type="float" office:value="1150.9499203914" calcext:value-type="float">
            <text:p>1150,9499203914</text:p>
          </table:table-cell>
          <table:table-cell table:formula="of:=FLOOR([.B194]/60)" office:value-type="float" office:value="19" calcext:value-type="float">
            <text:p>19</text:p>
          </table:table-cell>
          <table:table-cell table:formula="of:=FLOOR([.B194]-([.C194]*60))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4]*[.$B$2]" office:value-type="float" office:value="1147.83781635823" calcext:value-type="float">
            <text:p>1147,8378163582</text:p>
          </table:table-cell>
          <table:table-cell table:formula="of:=FLOOR([.B195]/60)" office:value-type="float" office:value="19" calcext:value-type="float">
            <text:p>19</text:p>
          </table:table-cell>
          <table:table-cell table:formula="of:=FLOOR([.B195]-([.C195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5]*[.$B$2]" office:value-type="float" office:value="1144.73412727982" calcext:value-type="float">
            <text:p>1144,7341272798</text:p>
          </table:table-cell>
          <table:table-cell table:formula="of:=FLOOR([.B196]/60)" office:value-type="float" office:value="19" calcext:value-type="float">
            <text:p>19</text:p>
          </table:table-cell>
          <table:table-cell table:formula="of:=FLOOR([.B196]-([.C196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6]*[.$B$2]" office:value-type="float" office:value="1141.63883040261" calcext:value-type="float">
            <text:p>1141,6388304026</text:p>
          </table:table-cell>
          <table:table-cell table:formula="of:=FLOOR([.B197]/60)" office:value-type="float" office:value="19" calcext:value-type="float">
            <text:p>19</text:p>
          </table:table-cell>
          <table:table-cell table:formula="of:=FLOOR([.B197]-([.C197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7]*[.$B$2]" office:value-type="float" office:value="1138.55190303455" calcext:value-type="float">
            <text:p>1138,5519030346</text:p>
          </table:table-cell>
          <table:table-cell table:formula="of:=FLOOR([.B198]/60)" office:value-type="float" office:value="18" calcext:value-type="float">
            <text:p>18</text:p>
          </table:table-cell>
          <table:table-cell table:formula="of:=FLOOR([.B198]-([.C198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8]*[.$B$2]" office:value-type="float" office:value="1135.47332254497" calcext:value-type="float">
            <text:p>1135,473322545</text:p>
          </table:table-cell>
          <table:table-cell table:formula="of:=FLOOR([.B199]/60)" office:value-type="float" office:value="18" calcext:value-type="float">
            <text:p>18</text:p>
          </table:table-cell>
          <table:table-cell table:formula="of:=FLOOR([.B199]-([.C199]*60))"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9]*[.$B$2]" office:value-type="float" office:value="1132.40306636436" calcext:value-type="float">
            <text:p>1132,4030663644</text:p>
          </table:table-cell>
          <table:table-cell table:formula="of:=FLOOR([.B200]/60)" office:value-type="float" office:value="18" calcext:value-type="float">
            <text:p>18</text:p>
          </table:table-cell>
          <table:table-cell table:formula="of:=FLOOR([.B200]-([.C200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200]*[.$B$2]" office:value-type="float" office:value="1129.34111198427" calcext:value-type="float">
            <text:p>1129,3411119843</text:p>
          </table:table-cell>
          <table:table-cell table:formula="of:=FLOOR([.B201]/60)" office:value-type="float" office:value="18" calcext:value-type="float">
            <text:p>18</text:p>
          </table:table-cell>
          <table:table-cell table:formula="of:=FLOOR([.B201]-([.C201]*60))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201]*[.$B$2]" office:value-type="float" office:value="1126.28743695709" calcext:value-type="float">
            <text:p>1126,2874369571</text:p>
          </table:table-cell>
          <table:table-cell table:formula="of:=FLOOR([.B202]/60)" office:value-type="float" office:value="18" calcext:value-type="float">
            <text:p>18</text:p>
          </table:table-cell>
          <table:table-cell table:formula="of:=FLOOR([.B202]-([.C202]*60))"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202]*[.$B$2]" office:value-type="float" office:value="1123.24201889592" calcext:value-type="float">
            <text:p>1123,2420188959</text:p>
          </table:table-cell>
          <table:table-cell table:formula="of:=FLOOR([.B203]/60)" office:value-type="float" office:value="18" calcext:value-type="float">
            <text:p>18</text:p>
          </table:table-cell>
          <table:table-cell table:formula="of:=FLOOR([.B203]-([.C203]*60))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3]*[.$B$2]" office:value-type="float" office:value="1120.20483547438" calcext:value-type="float">
            <text:p>1120,2048354744</text:p>
          </table:table-cell>
          <table:table-cell table:formula="of:=FLOOR([.B204]/60)" office:value-type="float" office:value="18" calcext:value-type="float">
            <text:p>18</text:p>
          </table:table-cell>
          <table:table-cell table:formula="of:=FLOOR([.B204]-([.C204]*60))"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4]*[.$B$2]" office:value-type="float" office:value="1117.17586442647" calcext:value-type="float">
            <text:p>1117,1758644265</text:p>
          </table:table-cell>
          <table:table-cell table:formula="of:=FLOOR([.B205]/60)" office:value-type="float" office:value="18" calcext:value-type="float">
            <text:p>18</text:p>
          </table:table-cell>
          <table:table-cell table:formula="of:=FLOOR([.B205]-([.C205]*60))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5]*[.$B$2]" office:value-type="float" office:value="1114.1550835464" calcext:value-type="float">
            <text:p>1114,1550835464</text:p>
          </table:table-cell>
          <table:table-cell table:formula="of:=FLOOR([.B206]/60)" office:value-type="float" office:value="18" calcext:value-type="float">
            <text:p>18</text:p>
          </table:table-cell>
          <table:table-cell table:formula="of:=FLOOR([.B206]-([.C206]*60))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6]*[.$B$2]" office:value-type="float" office:value="1111.1424706884" calcext:value-type="float">
            <text:p>1111,1424706884</text:p>
          </table:table-cell>
          <table:table-cell table:formula="of:=FLOOR([.B207]/60)" office:value-type="float" office:value="18" calcext:value-type="float">
            <text:p>18</text:p>
          </table:table-cell>
          <table:table-cell table:formula="of:=FLOOR([.B207]-([.C207]*60))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7]*[.$B$2]" office:value-type="float" office:value="1108.1380037666" calcext:value-type="float">
            <text:p>1108,1380037666</text:p>
          </table:table-cell>
          <table:table-cell table:formula="of:=FLOOR([.B208]/60)" office:value-type="float" office:value="18" calcext:value-type="float">
            <text:p>18</text:p>
          </table:table-cell>
          <table:table-cell table:formula="of:=FLOOR([.B208]-([.C208]*60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8]*[.$B$2]" office:value-type="float" office:value="1105.14166075486" calcext:value-type="float">
            <text:p>1105,1416607549</text:p>
          </table:table-cell>
          <table:table-cell table:formula="of:=FLOOR([.B209]/60)" office:value-type="float" office:value="18" calcext:value-type="float">
            <text:p>18</text:p>
          </table:table-cell>
          <table:table-cell table:formula="of:=FLOOR([.B209]-([.C209]*60))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9]*[.$B$2]" office:value-type="float" office:value="1102.15341968657" calcext:value-type="float">
            <text:p>1102,1534196866</text:p>
          </table:table-cell>
          <table:table-cell table:formula="of:=FLOOR([.B210]/60)" office:value-type="float" office:value="18" calcext:value-type="float">
            <text:p>18</text:p>
          </table:table-cell>
          <table:table-cell table:formula="of:=FLOOR([.B210]-([.C210]*60))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10]*[.$B$2]" office:value-type="float" office:value="1099.17325865453" calcext:value-type="float">
            <text:p>1099,1732586545</text:p>
          </table:table-cell>
          <table:table-cell table:formula="of:=FLOOR([.B211]/60)" office:value-type="float" office:value="18" calcext:value-type="float">
            <text:p>18</text:p>
          </table:table-cell>
          <table:table-cell table:formula="of:=FLOOR([.B211]-([.C211]*60))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11]*[.$B$2]" office:value-type="float" office:value="1096.20115581078" calcext:value-type="float">
            <text:p>1096,2011558108</text:p>
          </table:table-cell>
          <table:table-cell table:formula="of:=FLOOR([.B212]/60)" office:value-type="float" office:value="18" calcext:value-type="float">
            <text:p>18</text:p>
          </table:table-cell>
          <table:table-cell table:formula="of:=FLOOR([.B212]-([.C212]*60))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12]*[.$B$2]" office:value-type="float" office:value="1093.23708936642" calcext:value-type="float">
            <text:p>1093,2370893664</text:p>
          </table:table-cell>
          <table:table-cell table:formula="of:=FLOOR([.B213]/60)" office:value-type="float" office:value="18" calcext:value-type="float">
            <text:p>18</text:p>
          </table:table-cell>
          <table:table-cell table:formula="of:=FLOOR([.B213]-([.C213]*60))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3]*[.$B$2]" office:value-type="float" office:value="1090.28103759149" calcext:value-type="float">
            <text:p>1090,2810375915</text:p>
          </table:table-cell>
          <table:table-cell table:formula="of:=FLOOR([.B214]/60)" office:value-type="float" office:value="18" calcext:value-type="float">
            <text:p>18</text:p>
          </table:table-cell>
          <table:table-cell table:formula="of:=FLOOR([.B214]-([.C214]*60))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4]*[.$B$2]" office:value-type="float" office:value="1087.33297881477" calcext:value-type="float">
            <text:p>1087,3329788148</text:p>
          </table:table-cell>
          <table:table-cell table:formula="of:=FLOOR([.B215]/60)" office:value-type="float" office:value="18" calcext:value-type="float">
            <text:p>18</text:p>
          </table:table-cell>
          <table:table-cell table:formula="of:=FLOOR([.B215]-([.C215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5]*[.$B$2]" office:value-type="float" office:value="1084.39289142363" calcext:value-type="float">
            <text:p>1084,3928914236</text:p>
          </table:table-cell>
          <table:table-cell table:formula="of:=FLOOR([.B216]/60)" office:value-type="float" office:value="18" calcext:value-type="float">
            <text:p>18</text:p>
          </table:table-cell>
          <table:table-cell table:formula="of:=FLOOR([.B216]-([.C216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6]*[.$B$2]" office:value-type="float" office:value="1081.46075386391" calcext:value-type="float">
            <text:p>1081,4607538639</text:p>
          </table:table-cell>
          <table:table-cell table:formula="of:=FLOOR([.B217]/60)" office:value-type="float" office:value="18" calcext:value-type="float">
            <text:p>18</text:p>
          </table:table-cell>
          <table:table-cell table:formula="of:=FLOOR([.B217]-([.C217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7]*[.$B$2]" office:value-type="float" office:value="1078.5365446397" calcext:value-type="float">
            <text:p>1078,5365446397</text:p>
          </table:table-cell>
          <table:table-cell table:formula="of:=FLOOR([.B218]/60)" office:value-type="float" office:value="17" calcext:value-type="float">
            <text:p>17</text:p>
          </table:table-cell>
          <table:table-cell table:formula="of:=FLOOR([.B218]-([.C218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8]*[.$B$2]" office:value-type="float" office:value="1075.62024231322" calcext:value-type="float">
            <text:p>1075,6202423132</text:p>
          </table:table-cell>
          <table:table-cell table:formula="of:=FLOOR([.B219]/60)" office:value-type="float" office:value="17" calcext:value-type="float">
            <text:p>17</text:p>
          </table:table-cell>
          <table:table-cell table:formula="of:=FLOOR([.B219]-([.C219]*60))"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9]*[.$B$2]" office:value-type="float" office:value="1072.71182550467" calcext:value-type="float">
            <text:p>1072,7118255047</text:p>
          </table:table-cell>
          <table:table-cell table:formula="of:=FLOOR([.B220]/60)" office:value-type="float" office:value="17" calcext:value-type="float">
            <text:p>17</text:p>
          </table:table-cell>
          <table:table-cell table:formula="of:=FLOOR([.B220]-([.C220]*60)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20]*[.$B$2]" office:value-type="float" office:value="1069.81127289205" calcext:value-type="float">
            <text:p>1069,8112728921</text:p>
          </table:table-cell>
          <table:table-cell table:formula="of:=FLOOR([.B221]/60)" office:value-type="float" office:value="17" calcext:value-type="float">
            <text:p>17</text:p>
          </table:table-cell>
          <table:table-cell table:formula="of:=FLOOR([.B221]-([.C221]*60))"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21]*[.$B$2]" office:value-type="float" office:value="1066.91856321102" calcext:value-type="float">
            <text:p>1066,918563211</text:p>
          </table:table-cell>
          <table:table-cell table:formula="of:=FLOOR([.B222]/60)" office:value-type="float" office:value="17" calcext:value-type="float">
            <text:p>17</text:p>
          </table:table-cell>
          <table:table-cell table:formula="of:=FLOOR([.B222]-([.C222]*60))"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22]*[.$B$2]" office:value-type="float" office:value="1064.03367525473" calcext:value-type="float">
            <text:p>1064,0336752547</text:p>
          </table:table-cell>
          <table:table-cell table:formula="of:=FLOOR([.B223]/60)" office:value-type="float" office:value="17" calcext:value-type="float">
            <text:p>17</text:p>
          </table:table-cell>
          <table:table-cell table:formula="of:=FLOOR([.B223]-([.C223]*60))"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3]*[.$B$2]" office:value-type="float" office:value="1061.15658787367" calcext:value-type="float">
            <text:p>1061,1565878737</text:p>
          </table:table-cell>
          <table:table-cell table:formula="of:=FLOOR([.B224]/60)" office:value-type="float" office:value="17" calcext:value-type="float">
            <text:p>17</text:p>
          </table:table-cell>
          <table:table-cell table:formula="of:=FLOOR([.B224]-([.C224]*60))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4]*[.$B$2]" office:value-type="float" office:value="1058.28727997552" calcext:value-type="float">
            <text:p>1058,2872799755</text:p>
          </table:table-cell>
          <table:table-cell table:formula="of:=FLOOR([.B225]/60)" office:value-type="float" office:value="17" calcext:value-type="float">
            <text:p>17</text:p>
          </table:table-cell>
          <table:table-cell table:formula="of:=FLOOR([.B225]-([.C225]*60))"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5]*[.$B$2]" office:value-type="float" office:value="1055.42573052501" calcext:value-type="float">
            <text:p>1055,425730525</text:p>
          </table:table-cell>
          <table:table-cell table:formula="of:=FLOOR([.B226]/60)" office:value-type="float" office:value="17" calcext:value-type="float">
            <text:p>17</text:p>
          </table:table-cell>
          <table:table-cell table:formula="of:=FLOOR([.B226]-([.C226]*60))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6]*[.$B$2]" office:value-type="float" office:value="1052.57191854372" calcext:value-type="float">
            <text:p>1052,5719185437</text:p>
          </table:table-cell>
          <table:table-cell table:formula="of:=FLOOR([.B227]/60)" office:value-type="float" office:value="17" calcext:value-type="float">
            <text:p>17</text:p>
          </table:table-cell>
          <table:table-cell table:formula="of:=FLOOR([.B227]-([.C227]*60))"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7]*[.$B$2]" office:value-type="float" office:value="1049.72582310997" calcext:value-type="float">
            <text:p>1049,72582311</text:p>
          </table:table-cell>
          <table:table-cell table:formula="of:=FLOOR([.B228]/60)" office:value-type="float" office:value="17" calcext:value-type="float">
            <text:p>17</text:p>
          </table:table-cell>
          <table:table-cell table:formula="of:=FLOOR([.B228]-([.C228]*60))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8]*[.$B$2]" office:value-type="float" office:value="1046.88742335864" calcext:value-type="float">
            <text:p>1046,8874233587</text:p>
          </table:table-cell>
          <table:table-cell table:formula="of:=FLOOR([.B229]/60)" office:value-type="float" office:value="17" calcext:value-type="float">
            <text:p>17</text:p>
          </table:table-cell>
          <table:table-cell table:formula="of:=FLOOR([.B229]-([.C229]*60)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9]*[.$B$2]" office:value-type="float" office:value="1044.05669848106" calcext:value-type="float">
            <text:p>1044,0566984811</text:p>
          </table:table-cell>
          <table:table-cell table:formula="of:=FLOOR([.B230]/60)" office:value-type="float" office:value="17" calcext:value-type="float">
            <text:p>17</text:p>
          </table:table-cell>
          <table:table-cell table:formula="of:=FLOOR([.B230]-([.C230]*60))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30]*[.$B$2]" office:value-type="float" office:value="1041.23362772477" calcext:value-type="float">
            <text:p>1041,2336277248</text:p>
          </table:table-cell>
          <table:table-cell table:formula="of:=FLOOR([.B231]/60)" office:value-type="float" office:value="17" calcext:value-type="float">
            <text:p>17</text:p>
          </table:table-cell>
          <table:table-cell table:formula="of:=FLOOR([.B231]-([.C231]*60))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31]*[.$B$2]" office:value-type="float" office:value="1038.41819039348" calcext:value-type="float">
            <text:p>1038,4181903935</text:p>
          </table:table-cell>
          <table:table-cell table:formula="of:=FLOOR([.B232]/60)" office:value-type="float" office:value="17" calcext:value-type="float">
            <text:p>17</text:p>
          </table:table-cell>
          <table:table-cell table:formula="of:=FLOOR([.B232]-([.C232]*60))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32]*[.$B$2]" office:value-type="float" office:value="1035.61036584683" calcext:value-type="float">
            <text:p>1035,6103658468</text:p>
          </table:table-cell>
          <table:table-cell table:formula="of:=FLOOR([.B233]/60)" office:value-type="float" office:value="17" calcext:value-type="float">
            <text:p>17</text:p>
          </table:table-cell>
          <table:table-cell table:formula="of:=FLOOR([.B233]-([.C233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3]*[.$B$2]" office:value-type="float" office:value="1032.81013350028" calcext:value-type="float">
            <text:p>1032,8101335003</text:p>
          </table:table-cell>
          <table:table-cell table:formula="of:=FLOOR([.B234]/60)" office:value-type="float" office:value="17" calcext:value-type="float">
            <text:p>17</text:p>
          </table:table-cell>
          <table:table-cell table:formula="of:=FLOOR([.B234]-([.C234]*60))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4]*[.$B$2]" office:value-type="float" office:value="1030.01747282493" calcext:value-type="float">
            <text:p>1030,0174728249</text:p>
          </table:table-cell>
          <table:table-cell table:formula="of:=FLOOR([.B235]/60)" office:value-type="float" office:value="17" calcext:value-type="float">
            <text:p>17</text:p>
          </table:table-cell>
          <table:table-cell table:formula="of:=FLOOR([.B235]-([.C235]*60))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5]*[.$B$2]" office:value-type="float" office:value="1027.23236334743" calcext:value-type="float">
            <text:p>1027,2323633474</text:p>
          </table:table-cell>
          <table:table-cell table:formula="of:=FLOOR([.B236]/60)" office:value-type="float" office:value="17" calcext:value-type="float">
            <text:p>17</text:p>
          </table:table-cell>
          <table:table-cell table:formula="of:=FLOOR([.B236]-([.C236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6]*[.$B$2]" office:value-type="float" office:value="1024.45478464975" calcext:value-type="float">
            <text:p>1024,4547846498</text:p>
          </table:table-cell>
          <table:table-cell table:formula="of:=FLOOR([.B237]/60)" office:value-type="float" office:value="17" calcext:value-type="float">
            <text:p>17</text:p>
          </table:table-cell>
          <table:table-cell table:formula="of:=FLOOR([.B237]-([.C237]*60))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7]*[.$B$2]" office:value-type="float" office:value="1021.68471636908" calcext:value-type="float">
            <text:p>1021,6847163691</text:p>
          </table:table-cell>
          <table:table-cell table:formula="of:=FLOOR([.B238]/60)" office:value-type="float" office:value="17" calcext:value-type="float">
            <text:p>17</text:p>
          </table:table-cell>
          <table:table-cell table:formula="of:=FLOOR([.B238]-([.C238]*60)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8]*[.$B$2]" office:value-type="float" office:value="1018.92213819769" calcext:value-type="float">
            <text:p>1018,9221381977</text:p>
          </table:table-cell>
          <table:table-cell table:formula="of:=FLOOR([.B239]/60)" office:value-type="float" office:value="16" calcext:value-type="float">
            <text:p>16</text:p>
          </table:table-cell>
          <table:table-cell table:formula="of:=FLOOR([.B239]-([.C239]*60))"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9]*[.$B$2]" office:value-type="float" office:value="1016.16702988273" calcext:value-type="float">
            <text:p>1016,1670298827</text:p>
          </table:table-cell>
          <table:table-cell table:formula="of:=FLOOR([.B240]/60)" office:value-type="float" office:value="16" calcext:value-type="float">
            <text:p>16</text:p>
          </table:table-cell>
          <table:table-cell table:formula="of:=FLOOR([.B240]-([.C240]*60))"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40]*[.$B$2]" office:value-type="float" office:value="1013.41937122613" calcext:value-type="float">
            <text:p>1013,4193712261</text:p>
          </table:table-cell>
          <table:table-cell table:formula="of:=FLOOR([.B241]/60)" office:value-type="float" office:value="16" calcext:value-type="float">
            <text:p>16</text:p>
          </table:table-cell>
          <table:table-cell table:formula="of:=FLOOR([.B241]-([.C241]*60))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41]*[.$B$2]" office:value-type="float" office:value="1010.67914208444" calcext:value-type="float">
            <text:p>1010,6791420844</text:p>
          </table:table-cell>
          <table:table-cell table:formula="of:=FLOOR([.B242]/60)" office:value-type="float" office:value="16" calcext:value-type="float">
            <text:p>16</text:p>
          </table:table-cell>
          <table:table-cell table:formula="of:=FLOOR([.B242]-([.C242]*60))"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42]*[.$B$2]" office:value-type="float" office:value="1007.94632236866" calcext:value-type="float">
            <text:p>1007,9463223687</text:p>
          </table:table-cell>
          <table:table-cell table:formula="of:=FLOOR([.B243]/60)" office:value-type="float" office:value="16" calcext:value-type="float">
            <text:p>16</text:p>
          </table:table-cell>
          <table:table-cell table:formula="of:=FLOOR([.B243]-([.C243]*60))"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3]*[.$B$2]" office:value-type="float" office:value="1005.22089204412" calcext:value-type="float">
            <text:p>1005,2208920441</text:p>
          </table:table-cell>
          <table:table-cell table:formula="of:=FLOOR([.B244]/60)" office:value-type="float" office:value="16" calcext:value-type="float">
            <text:p>16</text:p>
          </table:table-cell>
          <table:table-cell table:formula="of:=FLOOR([.B244]-([.C244]*60))"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4]*[.$B$2]" office:value-type="float" office:value="1002.50283113031" calcext:value-type="float">
            <text:p>1002,5028311303</text:p>
          </table:table-cell>
          <table:table-cell table:formula="of:=FLOOR([.B245]/60)" office:value-type="float" office:value="16" calcext:value-type="float">
            <text:p>16</text:p>
          </table:table-cell>
          <table:table-cell table:formula="of:=FLOOR([.B245]-([.C245]*60))"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5]*[.$B$2]" office:value-type="float" office:value="999.792119700781" calcext:value-type="float">
            <text:p>999,7921197008</text:p>
          </table:table-cell>
          <table:table-cell table:formula="of:=FLOOR([.B246]/60)" office:value-type="float" office:value="16" calcext:value-type="float">
            <text:p>16</text:p>
          </table:table-cell>
          <table:table-cell table:formula="of:=FLOOR([.B246]-([.C246]*60))"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6]*[.$B$2]" office:value-type="float" office:value="997.088737882921" calcext:value-type="float">
            <text:p>997,0887378829</text:p>
          </table:table-cell>
          <table:table-cell table:formula="of:=FLOOR([.B247]/60)" office:value-type="float" office:value="16" calcext:value-type="float">
            <text:p>16</text:p>
          </table:table-cell>
          <table:table-cell table:formula="of:=FLOOR([.B247]-([.C247]*60))"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7]*[.$B$2]" office:value-type="float" office:value="994.392665857876" calcext:value-type="float">
            <text:p>994,3926658579</text:p>
          </table:table-cell>
          <table:table-cell table:formula="of:=FLOOR([.B248]/60)" office:value-type="float" office:value="16" calcext:value-type="float">
            <text:p>16</text:p>
          </table:table-cell>
          <table:table-cell table:formula="of:=FLOOR([.B248]-([.C248]*60))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8]*[.$B$2]" office:value-type="float" office:value="991.703883860377" calcext:value-type="float">
            <text:p>991,7038838604</text:p>
          </table:table-cell>
          <table:table-cell table:formula="of:=FLOOR([.B249]/60)" office:value-type="float" office:value="16" calcext:value-type="float">
            <text:p>16</text:p>
          </table:table-cell>
          <table:table-cell table:formula="of:=FLOOR([.B249]-([.C249]*60))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9]*[.$B$2]" office:value-type="float" office:value="989.022372178597" calcext:value-type="float">
            <text:p>989,0223721786</text:p>
          </table:table-cell>
          <table:table-cell table:formula="of:=FLOOR([.B250]/60)" office:value-type="float" office:value="16" calcext:value-type="float">
            <text:p>16</text:p>
          </table:table-cell>
          <table:table-cell table:formula="of:=FLOOR([.B250]-([.C250]*60))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50]*[.$B$2]" office:value-type="float" office:value="986.34811115401" calcext:value-type="float">
            <text:p>986,348111154</text:p>
          </table:table-cell>
          <table:table-cell table:formula="of:=FLOOR([.B251]/60)" office:value-type="float" office:value="16" calcext:value-type="float">
            <text:p>16</text:p>
          </table:table-cell>
          <table:table-cell table:formula="of:=FLOOR([.B251]-([.C251]*60)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51]*[.$B$2]" office:value-type="float" office:value="983.681081181247" calcext:value-type="float">
            <text:p>983,6810811812</text:p>
          </table:table-cell>
          <table:table-cell table:formula="of:=FLOOR([.B252]/60)" office:value-type="float" office:value="16" calcext:value-type="float">
            <text:p>16</text:p>
          </table:table-cell>
          <table:table-cell table:formula="of:=FLOOR([.B252]-([.C252]*60))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52]*[.$B$2]" office:value-type="float" office:value="981.021262707949" calcext:value-type="float">
            <text:p>981,021262708</text:p>
          </table:table-cell>
          <table:table-cell table:formula="of:=FLOOR([.B253]/60)" office:value-type="float" office:value="16" calcext:value-type="float">
            <text:p>16</text:p>
          </table:table-cell>
          <table:table-cell table:formula="of:=FLOOR([.B253]-([.C253]*60))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3]*[.$B$2]" office:value-type="float" office:value="978.368636234626" calcext:value-type="float">
            <text:p>978,3686362346</text:p>
          </table:table-cell>
          <table:table-cell table:formula="of:=FLOOR([.B254]/60)" office:value-type="float" office:value="16" calcext:value-type="float">
            <text:p>16</text:p>
          </table:table-cell>
          <table:table-cell table:formula="of:=FLOOR([.B254]-([.C254]*60))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4]*[.$B$2]" office:value-type="float" office:value="975.723182314512" calcext:value-type="float">
            <text:p>975,7231823145</text:p>
          </table:table-cell>
          <table:table-cell table:formula="of:=FLOOR([.B255]/60)" office:value-type="float" office:value="16" calcext:value-type="float">
            <text:p>16</text:p>
          </table:table-cell>
          <table:table-cell table:formula="of:=FLOOR([.B255]-([.C255]*60))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5]*[.$B$2]" office:value-type="float" office:value="973.084881553427" calcext:value-type="float">
            <text:p>973,0848815534</text:p>
          </table:table-cell>
          <table:table-cell table:formula="of:=FLOOR([.B256]/60)" office:value-type="float" office:value="16" calcext:value-type="float">
            <text:p>16</text:p>
          </table:table-cell>
          <table:table-cell table:formula="of:=FLOOR([.B256]-([.C256]*60))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6]*[.$B$2]" office:value-type="float" office:value="970.45371460963" calcext:value-type="float">
            <text:p>970,4537146096</text:p>
          </table:table-cell>
          <table:table-cell table:formula="of:=FLOOR([.B257]/60)" office:value-type="float" office:value="16" calcext:value-type="float">
            <text:p>16</text:p>
          </table:table-cell>
          <table:table-cell table:formula="of:=FLOOR([.B257]-([.C257]*60))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7]*[.$B$2]" office:value-type="float" office:value="967.829662193678" calcext:value-type="float">
            <text:p>967,8296621937</text:p>
          </table:table-cell>
          <table:table-cell table:formula="of:=FLOOR([.B258]/60)" office:value-type="float" office:value="16" calcext:value-type="float">
            <text:p>16</text:p>
          </table:table-cell>
          <table:table-cell table:formula="of:=FLOOR([.B258]-([.C258]*60)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8]*[.$B$2]" office:value-type="float" office:value="965.212705068288" calcext:value-type="float">
            <text:p>965,2127050683</text:p>
          </table:table-cell>
          <table:table-cell table:formula="of:=FLOOR([.B259]/60)" office:value-type="float" office:value="16" calcext:value-type="float">
            <text:p>16</text:p>
          </table:table-cell>
          <table:table-cell table:formula="of:=FLOOR([.B259]-([.C259]*60))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9]*[.$B$2]" office:value-type="float" office:value="962.602824048192" calcext:value-type="float">
            <text:p>962,6028240482</text:p>
          </table:table-cell>
          <table:table-cell table:formula="of:=FLOOR([.B260]/60)" office:value-type="float" office:value="16" calcext:value-type="float">
            <text:p>16</text:p>
          </table:table-cell>
          <table:table-cell table:formula="of:=FLOOR([.B260]-([.C260]*60))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60]*[.$B$2]" office:value-type="float" office:value="959.999999999997" calcext:value-type="float">
            <text:p>960</text:p>
          </table:table-cell>
          <table:table-cell table:formula="of:=FLOOR([.B261]/60)" office:value-type="float" office:value="16" calcext:value-type="float">
            <text:p>16</text:p>
          </table:table-cell>
          <table:table-cell table:formula="of:=FLOOR([.B261]-([.C261]*60))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0/00/0000</text:date>, <text:time style:data-style-name="N2" text:time-value="04:54:37.630164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3:16:14.335594904</meta:creation-date>
    <dc:date>2020-01-02T06:10:56.319530986</dc:date>
    <meta:editing-duration>PT11H33M18S</meta:editing-duration>
    <meta:editing-cycles>15</meta:editing-cycles>
    <meta:generator>LibreOffice/5.1.6.2$Linux_X86_64 LibreOffice_project/10m0$Build-2</meta:generator>
    <meta:document-statistic meta:table-count="1" meta:cell-count="1125" meta:object-count="0"/>
  </office:meta>
</office:document-meta>
</file>